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 manifest:media-type="application/vnd.sun.xml.ui.configuration"/>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3" style:family="table">
      <style:table-properties style:width="17.59cm" table:align="margins"/>
    </style:style>
    <style:style style:name="Tabla3.A" style:family="table-column">
      <style:table-column-properties style:column-width="8.795cm" style:rel-column-width="32767*"/>
    </style:style>
    <style:style style:name="Tabla3.B" style:family="table-column">
      <style:table-column-properties style:column-width="8.795cm" style:rel-column-width="32768*"/>
    </style:style>
    <style:style style:name="Tabla3.A1" style:family="table-cell">
      <style:table-cell-properties fo:padding="0.097cm" fo:border-left="0.5pt solid #000000" fo:border-right="0.5pt solid #000000" fo:border-top="0.5pt solid #000000" fo:border-bottom="none"/>
    </style:style>
    <style:style style:name="Tabla3.A2" style:family="table-cell">
      <style:table-cell-properties fo:padding="0.097cm" fo:border-left="0.5pt solid #000000" fo:border-right="none" fo:border-top="none" fo:border-bottom="none"/>
    </style:style>
    <style:style style:name="Tabla3.B2" style:family="table-cell">
      <style:table-cell-properties fo:padding="0.097cm" fo:border-left="none" fo:border-right="0.5pt solid #000000" fo:border-top="none" fo:border-bottom="none"/>
    </style:style>
    <style:style style:name="Tabla3.A6" style:family="table-cell">
      <style:table-cell-properties fo:padding="0.097cm" fo:border-left="0.5pt solid #000000" fo:border-right="none" fo:border-top="none" fo:border-bottom="0.5pt solid #000000"/>
    </style:style>
    <style:style style:name="Tabla3.B6" style:family="table-cell">
      <style:table-cell-properties fo:padding="0.097cm" fo:border-left="none"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0f5593" officeooo:paragraph-rsid="000f5593" style:font-weight-asian="bold" style:font-weight-complex="bold"/>
    </style:style>
    <style:style style:name="P2" style:family="paragraph" style:parent-style-name="Standard">
      <style:paragraph-properties fo:text-align="justify" style:justify-single-word="false"/>
      <style:text-properties fo:font-weight="normal" officeooo:rsid="000f5593" officeooo:paragraph-rsid="000f5593" style:font-weight-asian="normal" style:font-weight-complex="normal"/>
    </style:style>
    <style:style style:name="P3" style:family="paragraph" style:parent-style-name="Standard">
      <style:paragraph-properties fo:text-align="justify" style:justify-single-word="false"/>
      <style:text-properties fo:font-weight="normal" officeooo:rsid="00107a67" officeooo:paragraph-rsid="00107a67" style:font-weight-asian="normal" style:font-weight-complex="normal"/>
    </style:style>
    <style:style style:name="P4" style:family="paragraph" style:parent-style-name="Standard">
      <style:paragraph-properties fo:text-align="center" style:justify-single-word="false"/>
      <style:text-properties fo:font-weight="normal" officeooo:rsid="00107a67" officeooo:paragraph-rsid="00107a67" style:font-weight-asian="normal" style:font-weight-complex="normal"/>
    </style:style>
    <style:style style:name="P5" style:family="paragraph" style:parent-style-name="Standard">
      <style:paragraph-properties fo:text-align="justify" style:justify-single-word="false"/>
      <style:text-properties fo:font-weight="normal" officeooo:rsid="0011707e" officeooo:paragraph-rsid="0011707e" style:font-weight-asian="normal" style:font-weight-complex="normal"/>
    </style:style>
    <style:style style:name="P6" style:family="paragraph" style:parent-style-name="Standard">
      <style:paragraph-properties fo:text-align="center" style:justify-single-word="false"/>
      <style:text-properties fo:font-weight="normal" officeooo:rsid="0011707e" officeooo:paragraph-rsid="0011707e" style:font-weight-asian="normal" style:font-weight-complex="normal"/>
    </style:style>
    <style:style style:name="P7" style:family="paragraph" style:parent-style-name="Standard">
      <style:paragraph-properties fo:text-align="justify" style:justify-single-word="false"/>
      <style:text-properties fo:font-weight="normal" officeooo:rsid="0012216d" officeooo:paragraph-rsid="0012216d" style:font-weight-asian="normal" style:font-weight-complex="normal"/>
    </style:style>
    <style:style style:name="P8" style:family="paragraph" style:parent-style-name="Standard">
      <style:paragraph-properties fo:text-align="justify" style:justify-single-word="false"/>
      <style:text-properties fo:font-weight="normal" officeooo:rsid="0012216d" officeooo:paragraph-rsid="0031ad30" style:font-weight-asian="normal" style:font-weight-complex="normal"/>
    </style:style>
    <style:style style:name="P9" style:family="paragraph" style:parent-style-name="Standard">
      <style:paragraph-properties fo:text-align="center" style:justify-single-word="false"/>
      <style:text-properties fo:font-weight="normal" officeooo:rsid="0012216d" officeooo:paragraph-rsid="0012216d" style:font-weight-asian="normal" style:font-weight-complex="normal"/>
    </style:style>
    <style:style style:name="P10" style:family="paragraph" style:parent-style-name="Standard">
      <style:paragraph-properties fo:text-align="center" style:justify-single-word="false"/>
      <style:text-properties fo:font-weight="normal" officeooo:rsid="0012216d" officeooo:paragraph-rsid="0031ad30" style:font-weight-asian="normal" style:font-weight-complex="normal"/>
    </style:style>
    <style:style style:name="P11" style:family="paragraph" style:parent-style-name="Standard">
      <style:paragraph-properties fo:text-align="justify" style:justify-single-word="false"/>
      <style:text-properties fo:font-weight="normal" officeooo:rsid="0016c2b5" officeooo:paragraph-rsid="0016c2b5" style:font-weight-asian="normal" style:font-weight-complex="normal"/>
    </style:style>
    <style:style style:name="P12" style:family="paragraph" style:parent-style-name="Standard">
      <style:paragraph-properties fo:text-align="center" style:justify-single-word="false"/>
      <style:text-properties fo:font-weight="normal" officeooo:rsid="0016c2b5" officeooo:paragraph-rsid="0016c2b5" style:font-weight-asian="normal" style:font-weight-complex="normal"/>
    </style:style>
    <style:style style:name="P13" style:family="paragraph" style:parent-style-name="Standard">
      <style:paragraph-properties fo:text-align="justify" style:justify-single-word="false"/>
      <style:text-properties fo:font-weight="normal" officeooo:rsid="001f86d2" officeooo:paragraph-rsid="001f86d2" style:font-weight-asian="normal" style:font-weight-complex="normal"/>
    </style:style>
    <style:style style:name="P14" style:family="paragraph" style:parent-style-name="Standard">
      <style:paragraph-properties fo:text-align="center" style:justify-single-word="false"/>
      <style:text-properties fo:font-weight="normal" officeooo:rsid="001f86d2" officeooo:paragraph-rsid="001f86d2" style:font-weight-asian="normal" style:font-weight-complex="normal"/>
    </style:style>
    <style:style style:name="P15" style:family="paragraph" style:parent-style-name="Standard">
      <style:paragraph-properties fo:text-align="justify" style:justify-single-word="false"/>
      <style:text-properties fo:font-weight="normal" officeooo:rsid="0026b85b" officeooo:paragraph-rsid="0026b85b" style:font-weight-asian="normal" style:font-weight-complex="normal"/>
    </style:style>
    <style:style style:name="P16" style:family="paragraph" style:parent-style-name="Standard">
      <style:paragraph-properties fo:text-align="justify" style:justify-single-word="false"/>
      <style:text-properties fo:font-weight="normal" officeooo:rsid="0031ad30" officeooo:paragraph-rsid="0031ad30" style:font-weight-asian="normal" style:font-weight-complex="normal"/>
    </style:style>
    <style:style style:name="P17" style:family="paragraph" style:parent-style-name="Standard">
      <style:paragraph-properties fo:text-align="justify" style:justify-single-word="false"/>
      <style:text-properties fo:font-weight="normal" officeooo:rsid="00386831" officeooo:paragraph-rsid="00386831" style:font-weight-asian="normal" style:font-weight-complex="normal"/>
    </style:style>
    <style:style style:name="P18" style:family="paragraph" style:parent-style-name="Standard">
      <style:paragraph-properties fo:text-align="center" style:justify-single-word="false"/>
      <style:text-properties fo:font-weight="normal" officeooo:rsid="00386831" officeooo:paragraph-rsid="00386831" style:font-weight-asian="normal" style:font-weight-complex="normal"/>
    </style:style>
    <style:style style:name="P19" style:family="paragraph" style:parent-style-name="Standard">
      <style:paragraph-properties fo:text-align="justify" style:justify-single-word="false"/>
      <style:text-properties fo:font-weight="normal" officeooo:rsid="003cf3fe" officeooo:paragraph-rsid="003cf3fe" style:font-weight-asian="normal" style:font-weight-complex="normal"/>
    </style:style>
    <style:style style:name="P20" style:family="paragraph" style:parent-style-name="Standard">
      <style:paragraph-properties fo:text-align="center" style:justify-single-word="false"/>
      <style:text-properties fo:font-weight="normal" officeooo:rsid="003cf3fe" officeooo:paragraph-rsid="003cf3fe" style:font-weight-asian="normal" style:font-weight-complex="normal"/>
    </style:style>
    <style:style style:name="P21" style:family="paragraph" style:parent-style-name="Standard">
      <style:paragraph-properties fo:text-align="justify" style:justify-single-word="false"/>
      <style:text-properties fo:font-weight="normal" officeooo:rsid="003f6f2d" officeooo:paragraph-rsid="003f6f2d" style:font-weight-asian="normal" style:font-weight-complex="normal"/>
    </style:style>
    <style:style style:name="P22" style:family="paragraph" style:parent-style-name="Standard">
      <style:paragraph-properties fo:text-align="center" style:justify-single-word="false"/>
      <style:text-properties fo:font-weight="normal" officeooo:rsid="003f6f2d" officeooo:paragraph-rsid="003f6f2d" style:font-weight-asian="normal" style:font-weight-complex="normal"/>
    </style:style>
    <style:style style:name="P23" style:family="paragraph" style:parent-style-name="Standard">
      <style:paragraph-properties fo:text-align="justify" style:justify-single-word="false"/>
      <style:text-properties fo:font-weight="normal" officeooo:rsid="004439fc" officeooo:paragraph-rsid="004439fc" style:font-weight-asian="normal" style:font-weight-complex="normal"/>
    </style:style>
    <style:style style:name="P24" style:family="paragraph" style:parent-style-name="Standard">
      <style:paragraph-properties fo:text-align="center" style:justify-single-word="false"/>
      <style:text-properties fo:font-weight="normal" officeooo:rsid="004439fc" officeooo:paragraph-rsid="004439fc" style:font-weight-asian="normal" style:font-weight-complex="normal"/>
    </style:style>
    <style:style style:name="P25" style:family="paragraph" style:parent-style-name="Standard">
      <style:paragraph-properties fo:text-align="justify" style:justify-single-word="false"/>
      <style:text-properties fo:font-weight="normal" officeooo:rsid="0044982d" officeooo:paragraph-rsid="0044982d" style:font-weight-asian="normal" style:font-weight-complex="normal"/>
    </style:style>
    <style:style style:name="P26" style:family="paragraph" style:parent-style-name="Standard">
      <style:paragraph-properties fo:text-align="center" style:justify-single-word="false"/>
      <style:text-properties fo:font-weight="normal" officeooo:rsid="0044982d" officeooo:paragraph-rsid="0044982d" style:font-weight-asian="normal" style:font-weight-complex="normal"/>
    </style:style>
    <style:style style:name="P27" style:family="paragraph" style:parent-style-name="Standard">
      <style:paragraph-properties fo:text-align="justify" style:justify-single-word="false"/>
      <style:text-properties fo:font-weight="normal" officeooo:rsid="0046fffa" officeooo:paragraph-rsid="0046fffa" style:font-weight-asian="normal" style:font-weight-complex="normal"/>
    </style:style>
    <style:style style:name="P28" style:family="paragraph" style:parent-style-name="Standard">
      <style:paragraph-properties fo:text-align="center" style:justify-single-word="false"/>
      <style:text-properties fo:font-weight="normal" officeooo:rsid="0046fffa" officeooo:paragraph-rsid="0046fffa" style:font-weight-asian="normal" style:font-weight-complex="normal"/>
    </style:style>
    <style:style style:name="P29" style:family="paragraph" style:parent-style-name="Standard">
      <style:paragraph-properties fo:text-align="justify" style:justify-single-word="false"/>
      <style:text-properties fo:font-weight="normal" officeooo:rsid="004c5c96" officeooo:paragraph-rsid="004c5c96" style:font-weight-asian="normal" style:font-weight-complex="normal"/>
    </style:style>
    <style:style style:name="P30" style:family="paragraph" style:parent-style-name="Standard">
      <style:paragraph-properties fo:text-align="center" style:justify-single-word="false"/>
      <style:text-properties fo:font-weight="normal" officeooo:rsid="004c5c96" officeooo:paragraph-rsid="004c5c96" style:font-weight-asian="normal" style:font-weight-complex="normal"/>
    </style:style>
    <style:style style:name="P31" style:family="paragraph" style:parent-style-name="Standard">
      <style:paragraph-properties fo:text-align="justify" style:justify-single-word="false"/>
      <style:text-properties fo:font-weight="normal" officeooo:rsid="0012216d" officeooo:paragraph-rsid="0031ad30"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01f86d2" officeooo:paragraph-rsid="0031ad30" fo:background-color="transparent" style:font-weight-asian="normal" style:font-weight-complex="normal"/>
    </style:style>
    <style:style style:name="P33"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rsid="0019eae5" officeooo:paragraph-rsid="0052d0e6" fo:background-color="transparent" style:font-size-asian="12pt" style:font-weight-asian="normal" style:font-size-complex="12pt" style:font-weight-complex="normal"/>
    </style:style>
    <style:style style:name="P34"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rsid="001bb4f9" officeooo:paragraph-rsid="0052d0e6" fo:background-color="transparent" style:font-size-asian="12pt" style:font-weight-asian="normal" style:font-size-complex="12pt" style:font-weight-complex="normal"/>
    </style:style>
    <style:style style:name="P35"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paragraph-rsid="0052d0e6" fo:background-color="transparent" style:font-size-asian="12pt" style:font-size-complex="12pt"/>
    </style:style>
    <style:style style:name="P36" style:family="paragraph" style:parent-style-name="Standard">
      <loext:graphic-properties draw:fill="solid" draw:fill-color="#d3d3d3" draw:opacity="100%"/>
      <style:paragraph-properties fo:text-align="justify" style:justify-single-word="false" fo:background-color="#d3d3d3"/>
      <style:text-properties fo:color="#000000" style:font-name="Liberation Serif" fo:font-size="12pt" fo:font-weight="normal" officeooo:rsid="001bb4f9" officeooo:paragraph-rsid="0052d0e6" fo:background-color="transparent" style:font-size-asian="12pt" style:font-size-complex="12pt"/>
    </style:style>
    <style:style style:name="P37" style:family="paragraph" style:parent-style-name="Standard">
      <loext:graphic-properties draw:fill="solid" draw:fill-color="#d3d3d3" draw:opacity="100%"/>
      <style:paragraph-properties fo:text-align="justify" style:justify-single-word="false" fo:background-color="#d3d3d3"/>
      <style:text-properties fo:color="#000000" style:text-position="0% 100%" style:font-name="Liberation Serif" fo:font-size="12pt" fo:font-weight="normal" officeooo:rsid="001c7af1" officeooo:paragraph-rsid="0052d0e6" fo:background-color="transparent" style:font-size-asian="12pt" style:font-weight-asian="normal" style:font-size-complex="12pt" style:font-weight-complex="normal"/>
    </style:style>
    <style:style style:name="P38" style:family="paragraph" style:parent-style-name="Standard">
      <loext:graphic-properties draw:fill="solid" draw:fill-color="#d3d3d3" draw:opacity="100%"/>
      <style:paragraph-properties fo:text-align="justify" style:justify-single-word="false" fo:background-color="#d3d3d3"/>
      <style:text-properties style:font-name="Liberation Serif" fo:font-size="12pt" fo:font-weight="normal" officeooo:rsid="0015f837" officeooo:paragraph-rsid="0052d0e6" fo:background-color="transparent" style:font-size-asian="12pt" style:font-weight-asian="normal" style:font-size-complex="12pt" style:font-weight-complex="normal"/>
    </style:style>
    <style:style style:name="P39" style:family="paragraph" style:parent-style-name="Table_20_Contents">
      <style:paragraph-properties fo:text-align="justify" style:justify-single-word="false"/>
      <style:text-properties fo:font-weight="bold" officeooo:rsid="0026b85b" officeooo:paragraph-rsid="0026b85b" fo:background-color="#afeeee" style:font-weight-asian="bold" style:font-weight-complex="bold"/>
    </style:style>
    <style:style style:name="P40" style:family="paragraph" style:parent-style-name="Table_20_Contents">
      <style:paragraph-properties fo:text-align="justify" style:justify-single-word="false"/>
      <style:text-properties fo:font-weight="bold" officeooo:rsid="002b1c8b" officeooo:paragraph-rsid="002b1c8b" fo:background-color="#afeeee" style:font-weight-asian="bold" style:font-weight-complex="bold"/>
    </style:style>
    <style:style style:name="P41" style:family="paragraph" style:parent-style-name="Table_20_Contents">
      <style:paragraph-properties fo:text-align="center" style:justify-single-word="false"/>
      <style:text-properties fo:font-weight="bold" officeooo:rsid="002b1c8b" officeooo:paragraph-rsid="002b1c8b" fo:background-color="#afeeee" style:font-weight-asian="bold" style:font-weight-complex="bold"/>
    </style:style>
    <style:style style:name="P42" style:family="paragraph" style:parent-style-name="Table_20_Contents">
      <style:paragraph-properties fo:text-align="justify" style:justify-single-word="false"/>
      <style:text-properties fo:font-weight="normal" officeooo:rsid="002a8660" officeooo:paragraph-rsid="0026b85b" fo:background-color="#afeeee" style:font-weight-asian="normal" style:font-weight-complex="normal"/>
    </style:style>
    <style:style style:name="P43" style:family="paragraph" style:parent-style-name="Table_20_Contents">
      <style:paragraph-properties fo:text-align="justify" style:justify-single-word="false"/>
      <style:text-properties fo:font-weight="normal" officeooo:rsid="002b1c8b" officeooo:paragraph-rsid="002b1c8b" fo:background-color="#afeeee" style:font-weight-asian="normal" style:font-weight-complex="normal"/>
    </style:style>
    <style:style style:name="P44" style:family="paragraph" style:parent-style-name="Table_20_Contents">
      <style:paragraph-properties fo:text-align="justify" style:justify-single-word="false"/>
      <style:text-properties fo:font-weight="normal" officeooo:rsid="002c1926" officeooo:paragraph-rsid="002c1926" fo:background-color="#afeeee" style:font-weight-asian="normal" style:font-weight-complex="normal"/>
    </style:style>
    <style:style style:name="P45" style:family="paragraph" style:parent-style-name="Table_20_Contents">
      <style:paragraph-properties fo:text-align="center" style:justify-single-word="false"/>
      <style:text-properties fo:font-weight="normal" officeooo:rsid="002c1926" officeooo:paragraph-rsid="002c1926" fo:background-color="#afeeee" style:font-weight-asian="normal" style:font-weight-complex="normal"/>
    </style:style>
    <style:style style:name="P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7" style:family="paragraph">
      <loext:graphic-properties draw:fill-color="#000000"/>
      <style:paragraph-properties fo:text-align="center"/>
    </style:style>
    <style:style style:name="P48" style:family="paragraph">
      <loext:graphic-properties draw:fill-color="#000000"/>
      <style:paragraph-properties fo:text-align="center"/>
      <style:text-properties fo:font-size="12pt"/>
    </style:style>
    <style:style style:name="P49" style:family="paragraph">
      <loext:graphic-properties draw:fill="none" draw:fill-color="#ffffff"/>
    </style:style>
    <style:style style:name="P50" style:family="paragraph">
      <style:paragraph-properties fo:text-align="justify"/>
    </style:style>
    <style:style style:name="P51" style:family="paragraph">
      <loext:graphic-properties draw:fill="none" draw:fill-color="#ffffff"/>
      <style:paragraph-properties fo:text-align="justify"/>
      <style:text-properties fo:font-size="10pt" style:font-size-asian="10pt" style:font-size-complex="10pt"/>
    </style:style>
    <style:style style:name="T1" style:family="text">
      <style:text-properties officeooo:rsid="00107a67"/>
    </style:style>
    <style:style style:name="T2" style:family="text">
      <style:text-properties officeooo:rsid="00128a40"/>
    </style:style>
    <style:style style:name="T3" style:family="text">
      <style:text-properties fo:font-weight="bold" style:font-weight-asian="bold" style:font-weight-complex="bold"/>
    </style:style>
    <style:style style:name="T4" style:family="text">
      <style:text-properties fo:font-weight="bold" officeooo:rsid="0015df94" style:font-weight-asian="bold" style:font-weight-complex="bold"/>
    </style:style>
    <style:style style:name="T5" style:family="text">
      <style:text-properties fo:font-weight="bold" officeooo:rsid="00148418" style:font-weight-asian="bold" style:font-weight-complex="bold"/>
    </style:style>
    <style:style style:name="T6" style:family="text">
      <style:text-properties fo:font-weight="bold" officeooo:rsid="0015f837" style:font-weight-asian="bold" style:font-weight-complex="bold"/>
    </style:style>
    <style:style style:name="T7" style:family="text">
      <style:text-properties fo:font-variant="normal" fo:text-transform="none" style:text-position="super 58%" fo:letter-spacing="normal" fo:font-style="normal"/>
    </style:style>
    <style:style style:name="T8" style:family="text">
      <style:text-properties fo:font-variant="normal" fo:text-transform="none" style:text-position="super 58%" fo:letter-spacing="normal" fo:font-style="normal" officeooo:rsid="001bb4f9"/>
    </style:style>
    <style:style style:name="T9" style:family="text">
      <style:text-properties fo:font-variant="normal" fo:text-transform="none" style:text-position="sub 58%" fo:letter-spacing="normal" fo:font-style="normal"/>
    </style:style>
    <style:style style:name="T10" style:family="text">
      <style:text-properties fo:font-variant="normal" fo:text-transform="none" style:text-position="sub 58%" fo:letter-spacing="normal" fo:font-style="normal" officeooo:rsid="001bb4f9"/>
    </style:style>
    <style:style style:name="T11" style:family="text">
      <style:text-properties fo:font-variant="normal" fo:text-transform="none" fo:letter-spacing="normal" fo:font-style="normal"/>
    </style:style>
    <style:style style:name="T12" style:family="text">
      <style:text-properties fo:font-variant="normal" fo:text-transform="none" fo:letter-spacing="normal" fo:font-style="normal" officeooo:rsid="001bb4f9"/>
    </style:style>
    <style:style style:name="T13" style:family="text">
      <style:text-properties fo:font-variant="normal" fo:text-transform="none" fo:letter-spacing="normal" fo:font-style="normal" officeooo:rsid="00543fb6"/>
    </style:style>
    <style:style style:name="T14" style:family="text">
      <style:text-properties style:font-weight-asian="normal" style:font-weight-complex="normal"/>
    </style:style>
    <style:style style:name="T15" style:family="text">
      <style:text-properties officeooo:rsid="0019eae5" style:font-weight-asian="normal" style:font-weight-complex="normal"/>
    </style:style>
    <style:style style:name="T16" style:family="text">
      <style:text-properties officeooo:rsid="001d4a7c" style:font-weight-asian="normal" style:font-weight-complex="normal"/>
    </style:style>
    <style:style style:name="T17" style:family="text">
      <style:text-properties officeooo:rsid="00543fb6" style:font-weight-asian="normal" style:font-weight-complex="normal"/>
    </style:style>
    <style:style style:name="T18" style:family="text">
      <style:text-properties fo:color="#000000"/>
    </style:style>
    <style:style style:name="T19" style:family="text">
      <style:text-properties fo:color="#000000" officeooo:rsid="0052d0e6"/>
    </style:style>
    <style:style style:name="T20" style:family="text">
      <style:text-properties fo:color="#000000" officeooo:rsid="0019eae5"/>
    </style:style>
    <style:style style:name="T21" style:family="text">
      <style:text-properties fo:color="#000000" fo:font-weight="bold" officeooo:rsid="0019eae5" style:font-weight-asian="bold" style:font-weight-complex="bold"/>
    </style:style>
    <style:style style:name="T22" style:family="text">
      <style:text-properties fo:color="#000000" fo:font-weight="bold" officeooo:rsid="005ee05c" style:font-weight-asian="bold" style:font-weight-complex="bold"/>
    </style:style>
    <style:style style:name="T23" style:family="text">
      <style:text-properties fo:color="#000000" officeooo:rsid="005ee05c"/>
    </style:style>
    <style:style style:name="T24" style:family="text">
      <style:text-properties officeooo:rsid="00215e8b"/>
    </style:style>
    <style:style style:name="T25" style:family="text">
      <style:text-properties fo:font-weight="normal" style:font-weight-asian="normal" style:font-weight-complex="normal"/>
    </style:style>
    <style:style style:name="T26" style:family="text">
      <style:text-properties fo:font-weight="normal" officeooo:rsid="0027408b" style:font-weight-asian="normal" style:font-weight-complex="normal"/>
    </style:style>
    <style:style style:name="T27" style:family="text">
      <style:text-properties fo:font-weight="normal" officeooo:rsid="0028a8b0" style:font-weight-asian="normal" style:font-weight-complex="normal"/>
    </style:style>
    <style:style style:name="T28" style:family="text">
      <style:text-properties fo:font-weight="normal" officeooo:rsid="002a8660" style:font-weight-asian="normal" style:font-weight-complex="normal"/>
    </style:style>
    <style:style style:name="T29" style:family="text">
      <style:text-properties officeooo:rsid="0027408b"/>
    </style:style>
    <style:style style:name="T30" style:family="text">
      <style:text-properties style:text-position="sub 58%" fo:font-weight="normal" style:font-weight-asian="normal" style:font-weight-complex="normal"/>
    </style:style>
    <style:style style:name="T31" style:family="text">
      <style:text-properties style:text-position="sub 58%" fo:font-style="normal" style:font-style-asian="normal"/>
    </style:style>
    <style:style style:name="T32" style:family="text">
      <style:text-properties officeooo:rsid="0031ad30"/>
    </style:style>
    <style:style style:name="T33" style:family="text">
      <style:text-properties officeooo:rsid="004ae1b1"/>
    </style:style>
    <style:style style:name="T34" style:family="text">
      <style:text-properties officeooo:rsid="004c27d6"/>
    </style:style>
    <style:style style:name="T35" style:family="text">
      <style:text-properties officeooo:rsid="000f5593"/>
    </style:style>
    <style:style style:name="T36" style:family="text">
      <style:text-properties officeooo:rsid="005117ff"/>
    </style:style>
    <style:style style:name="T37" style:family="text">
      <style:text-properties style:text-position="super 58%" fo:font-style="normal" style:font-style-asian="normal"/>
    </style:style>
    <style:style style:name="T38" style:family="text">
      <style:text-properties fo:font-style="normal" style:font-style-asian="normal"/>
    </style:style>
    <style:style style:name="T39" style:family="text">
      <style:text-properties fo:font-style="normal" officeooo:rsid="00543fb6" style:font-style-asian="normal"/>
    </style:style>
    <style:style style:name="T40" style:family="text">
      <style:text-properties officeooo:rsid="00543fb6"/>
    </style:style>
    <style:style style:name="T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text-position="-33% 58%"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text-position="33% 58%"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style:text-position="-33% 58%"/>
    </style:style>
    <style:style style:name="T45" style:family="text">
      <style:text-properties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000000" draw:textarea-horizontal-align="justify" draw:textarea-vertical-align="middle" draw:auto-grow-height="false" fo:min-height="0.104cm" fo:min-width="0.104cm" style:run-through="foreground"/>
    </style:style>
    <style:style style:name="gr3" style:family="graphic">
      <style:graphic-properties svg:stroke-color="#000000" draw:fill-color="#000000" draw:textarea-horizontal-align="justify" draw:textarea-vertical-align="middle" draw:auto-grow-height="false" fo:min-height="0.102cm" fo:min-width="0.102cm" style:run-through="foreground"/>
    </style:style>
    <style:style style:name="gr4" style:family="graphic">
      <style:graphic-properties style:run-through="foreground"/>
    </style:style>
    <style:style style:name="gr5" style:family="graphic">
      <style:graphic-properties draw:stroke="dash" draw:stroke-dash="Fine_20_Dashed" svg:stroke-color="#000000" draw:fill-color="#000000" draw:textarea-horizontal-align="center" draw:textarea-vertical-align="middle" style:run-through="foreground"/>
    </style:style>
    <style:style style:name="gr6" style:family="graphic">
      <style:graphic-properties svg:stroke-color="#000000" draw:fill-color="#000000" draw:textarea-horizontal-align="center" draw:textarea-vertical-align="middle" style:run-through="foreground"/>
    </style:style>
    <style:style style:name="gr7" style:family="graphic">
      <style:graphic-properties draw:stroke="none" svg:stroke-color="#000000" draw:fill="none" draw:fill-color="#ffffff" fo:min-height="0.489cm" style:run-through="foreground"/>
    </style:style>
    <style:style style:name="gr8" style:family="graphic">
      <style:graphic-properties draw:stroke="none" svg:stroke-color="#000000" draw:fill="none" draw:fill-color="#ffffff" fo:min-height="0.589cm" style:run-through="foreground"/>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Line_20_Style_20_9"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Arrow" draw:marker-start-width="0.176cm" draw:marker-end="Square" draw:marker-end-width="0.176cm"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cuaciones del ssGBLUP y su justificación</text:p>
      <text:p text:style-name="P2"/>
      <text:p text:style-name="P2">La idea del ssGBLUP surgió del hecho de que solo una pequeña porción de los individuos en una población, ya sean estos animales o plantas, están genotipados. Esta situación hacia que el proceso de selección genómica se hiciera mediante un método de varios pasos que traía consigo una serié de inconvenientes. En vista a esto, Legarra et al. (2009) propusieron un método en el que la información genómica se incorpora desde el primer paso del proceso de selección, lo que conlleva a su simplificación y a evitar los problemas del método de varios pasos, como son el calculo de fenotipos corregidos.</text:p>
      <text:p text:style-name="P2"/>
      <text:p text:style-name="P2">Todo lo anterior, a partir del desarrollo de una matriz de parentesco genómico global de individuos genotipados y no genotipados, conocida como matriz de relación combinada o matriz H. Una vez obtenida la matriz H, el modelo de selección genómica se puede resolver como se hace con un GBLUP, sustituyendo la matriz de relaciones genómicas (G) por la matriz H.</text:p>
      <text:p text:style-name="P2"/>
      <text:p text:style-name="P2">El desarrollo de las ecuaciones que conducen a la matriz H y su posterior uso dentro de las ecuaciones del modelo mixto son:</text:p>
      <text:p text:style-name="P2"/>
      <text:p text:style-name="P3">Partiendo de un modelo GBLUP en el que no se incluyen efectos fijos, <draw:frame draw:style-name="fr1" draw:name="Objeto1" text:anchor-type="as-char" svg:y="-0.377cm" svg:width="1.787cm" svg:height="0.467cm" draw:z-index="0"><draw:object xlink:href="./Object 1" xlink:type="simple" xlink:show="embed" xlink:actuate="onLoad"/><draw:image xlink:href="./ObjectReplacements/Object 1" xlink:type="simple" xlink:show="embed" xlink:actuate="onLoad"/></draw:frame>, un modelo en el cual se incluyen tanto individuos genotipados como no genotipados puede ser de la siguiente forma:</text:p>
      <text:p text:style-name="P3"/>
      <text:p text:style-name="P4"><draw:frame draw:style-name="fr1" draw:name="Objeto2" text:anchor-type="as-char" svg:y="-0.64cm" svg:width="2.191cm" svg:height="1.191cm" draw:z-index="1"><draw:object xlink:href="./Object 2" xlink:type="simple" xlink:show="embed" xlink:actuate="onLoad"/><draw:image xlink:href="./ObjectReplacements/Object 2" xlink:type="simple" xlink:show="embed" xlink:actuate="onLoad"/></draw:frame><text:s/><text:span text:style-name="T5">(1)</text:span></text:p>
      <text:p text:style-name="P4"/>
      <text:p text:style-name="P3">donde <draw:frame draw:style-name="fr1" draw:name="Objeto3" text:anchor-type="as-char" svg:y="-0.377cm" svg:width="0.554cm" svg:height="0.531cm" draw:z-index="2"><draw:object xlink:href="./Object 3" xlink:type="simple" xlink:show="embed" xlink:actuate="onLoad"/><draw:image xlink:href="./ObjectReplacements/Object 3" xlink:type="simple" xlink:show="embed" xlink:actuate="onLoad"/></draw:frame><text:s/>corresponde a los individuos no genotipados, y <draw:frame draw:style-name="fr1" draw:name="Objeto4" text:anchor-type="as-char" svg:y="-0.377cm" svg:width="0.554cm" svg:height="0.531cm" draw:z-index="3"><draw:object xlink:href="./Object 4" xlink:type="simple" xlink:show="embed" xlink:actuate="onLoad"/><draw:image xlink:href="./ObjectReplacements/Object 4" xlink:type="simple" xlink:show="embed" xlink:actuate="onLoad"/></draw:frame><text:s/>a los individuos genotipados. Esto es, el vector de valores aditivos (<draw:frame draw:style-name="fr1" draw:name="Objeto5" text:anchor-type="as-char" svg:y="-0.377cm" svg:width="0.427cm" svg:height="0.467cm" draw:z-index="4"><draw:object xlink:href="./Object 5" xlink:type="simple" xlink:show="embed" xlink:actuate="onLoad"/><draw:image xlink:href="./ObjectReplacements/Object 5" xlink:type="simple" xlink:show="embed" xlink:actuate="onLoad"/></draw:frame>) es dividido en dos partes, una con los valores aditivos de los individuos no genotipados (<draw:frame draw:style-name="fr1" draw:name="Objeto6" text:anchor-type="as-char" svg:y="-0.377cm" svg:width="0.554cm" svg:height="0.531cm" draw:z-index="5"><draw:object xlink:href="./Object 6" xlink:type="simple" xlink:show="embed" xlink:actuate="onLoad"/><draw:image xlink:href="./ObjectReplacements/Object 6" xlink:type="simple" xlink:show="embed" xlink:actuate="onLoad"/></draw:frame>) y otra con los valores aditivos de los individuos genotipados (<draw:frame draw:style-name="fr1" draw:name="Objeto7" text:anchor-type="as-char" svg:y="-0.377cm" svg:width="0.554cm" svg:height="0.531cm" draw:z-index="6"><draw:object xlink:href="./Object 7" xlink:type="simple" xlink:show="embed" xlink:actuate="onLoad"/><draw:image xlink:href="./ObjectReplacements/Object 7" xlink:type="simple" xlink:show="embed" xlink:actuate="onLoad"/></draw:frame>).</text:p>
      <text:p text:style-name="P3"/>
      <text:p text:style-name="P5">Para estimar el parentesco genómico de los individuos no genotipados, sus valores aditivos (<text:span text:style-name="T1"><draw:frame draw:style-name="fr1" draw:name="Objeto8" text:anchor-type="as-char" svg:y="-0.377cm" svg:width="0.554cm" svg:height="0.531cm" draw:z-index="7"><draw:object xlink:href="./Object 8" xlink:type="simple" xlink:show="embed" xlink:actuate="onLoad"/><draw:image xlink:href="./ObjectReplacements/Object 8" xlink:type="simple" xlink:show="embed" xlink:actuate="onLoad"/><svg:desc>fórmula</svg:desc></draw:frame></text:span>) se predicen a partir de los valores aditivos de los individuos que si lo están <text:span text:style-name="T1">(</text:span><text:span text:style-name="T1"><draw:frame draw:style-name="fr1" draw:name="Objeto9" text:anchor-type="as-char" svg:y="-0.377cm" svg:width="0.554cm" svg:height="0.531cm" draw:z-index="8"><draw:object xlink:href="./Object 9" xlink:type="simple" xlink:show="embed" xlink:actuate="onLoad"/><draw:image xlink:href="./ObjectReplacements/Object 9" xlink:type="simple" xlink:show="embed" xlink:actuate="onLoad"/><svg:desc>fórmula</svg:desc></draw:frame></text:span><text:span text:style-name="T1">), con base en la siguiente expresión</text:span>:</text:p>
      <text:p text:style-name="P5"/>
      <text:p text:style-name="P6"><draw:frame draw:style-name="fr1" draw:name="Objeto10" text:anchor-type="as-char" svg:y="-0.437cm" svg:width="6.045cm" svg:height="0.591cm" draw:z-index="9"><draw:object xlink:href="./Object 10" xlink:type="simple" xlink:show="embed" xlink:actuate="onLoad"/><draw:image xlink:href="./ObjectReplacements/Object 10" xlink:type="simple" xlink:show="embed" xlink:actuate="onLoad"/></draw:frame><text:s/><text:span text:style-name="T5">(2)</text:span></text:p>
      <text:p text:style-name="P5"/>
      <table:table table:name="Tabla2" table:style-name="Tabla2">
        <table:table-column table:style-name="Tabla2.A"/>
        <table:table-row>
          <table:table-cell table:style-name="Tabla2.A1" office:value-type="string">
            <text:p text:style-name="P39">Nota:<text:span text:style-name="T25"> </text:span><text:span text:style-name="T26">para entender </text:span><text:span text:style-name="T25">la expresión anterior </text:span><text:span text:style-name="T26">se debe recordar la </text:span><text:span text:style-name="T29">ecuación de regresión</text:span><text:span text:style-name="T26">, la cual permite </text:span><text:span text:style-name="T27">predecir una variable dependiente (y) en función de una variable independiente (x)</text:span><text:span text:style-name="T26">, </text:span><text:span text:style-name="T27">o bien, </text:span><text:span text:style-name="T28">predecir el valor aditivo de un toro en función del rendimiento lechero de sus hijas:</text:span></text:p>
            <text:p text:style-name="P42"/>
            <text:p text:style-name="P42"><draw:frame text:anchor-type="paragraph" draw:z-index="20" draw:name="Forma1" draw:style-name="gr9" draw:text-style-name="P49" svg:width="2.269cm" svg:height="0.976cm" svg:x="10.151cm" svg:y="0.376cm"><draw:text-box><text:p>y = bx + E</text:p></draw:text-box></draw:frame></text:p>
            <text:p text:style-name="P42"><draw:g text:anchor-type="paragraph" draw:z-index="10" draw:style-name="gr1"><draw:custom-shape draw:name="Forma1" draw:style-name="gr2" draw:text-style-name="P47" svg:width="0.147cm" svg:height="0.147cm" svg:x="8.303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0.145cm" svg:height="0.145cm" svg:x="8.768cm" svg:y="0.5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 draw:style-name="gr3" draw:text-style-name="P47" svg:width="0.145cm" svg:height="0.145cm" svg:x="8.768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4" draw:style-name="gr2" draw:text-style-name="P47" svg:width="0.147cm" svg:height="0.147cm" svg:x="9.204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4"><draw:line draw:name="Forma5" draw:style-name="gr5" draw:text-style-name="P47" svg:x1="7.983cm" svg:y1="1.113cm" svg:x2="9.378cm" svg:y2="-0.254cm"><text:p/></draw:line><draw:g draw:style-name="gr4"><draw:g draw:style-name="gr4"><draw:g draw:style-name="gr4"><draw:line draw:name="Forma2" draw:style-name="gr6" draw:text-style-name="P48" svg:x1="7.836cm" svg:y1="1.261cm" svg:x2="10.223cm" svg:y2="1.261cm"><text:p/></draw:line><draw:line draw:name="Forma1" draw:style-name="gr6" draw:text-style-name="P47" svg:x1="7.837cm" svg:y1="1.26cm" svg:x2="7.837cm" svg:y2="-0.543cm"><text:p/></draw:line></draw:g><draw:frame draw:name="Forma6" draw:style-name="gr7" draw:text-style-name="P49" svg:width="0.525cm" svg:height="0.489cm" svg:x="7.313cm" svg:y="-0.543cm"><draw:text-box><text:p>y</text:p></draw:text-box></draw:frame></draw:g><draw:frame draw:name="Forma7" draw:style-name="gr7" draw:text-style-name="P49" svg:width="0.35cm" svg:height="0.489cm" svg:x="9.874cm" svg:y="1.26cm"><draw:text-box><text:p>x</text:p></draw:text-box></draw:frame></draw:g></draw:g></draw:g></text:p>
            <text:p text:style-name="P42"/>
            <text:p text:style-name="P42"/>
            <text:p text:style-name="P42"/>
            <text:p text:style-name="P40"><text:span text:style-name="T28">P</text:span><text:span text:style-name="T25">ara el caso del ssGBLUP, en el que se pretende predecir el valor aditivo de los individuos no genotipados (a</text:span><text:span text:style-name="T30">1</text:span><text:span text:style-name="T25">) en función de los individuos genotipados (a</text:span><text:span text:style-name="T30">2</text:span><text:span text:style-name="T25">), la ecuación de regresión, así como su expresión, serían de la siguiente forma:</text:span></text:p>
            <text:p text:style-name="P43"/>
            <text:p text:style-name="P43"><text:soft-page-break/></text:p>
            <text:p text:style-name="P43"><draw:g text:anchor-type="paragraph" draw:z-index="11" draw:style-name="gr1"><draw:custom-shape draw:name="Forma1" draw:style-name="gr2" draw:text-style-name="P47" svg:width="0.147cm" svg:height="0.147cm" svg:x="8.303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2" draw:style-name="gr3" draw:text-style-name="P47" svg:width="0.145cm" svg:height="0.145cm" svg:x="8.768cm" svg:y="0.50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3" draw:style-name="gr3" draw:text-style-name="P47" svg:width="0.145cm" svg:height="0.145cm" svg:x="8.768cm" svg:y="0.0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4" draw:style-name="gr2" draw:text-style-name="P47" svg:width="0.147cm" svg:height="0.147cm" svg:x="9.204cm" svg:y="0.18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4"><draw:line draw:name="Forma5" draw:style-name="gr5" draw:text-style-name="P47" svg:x1="7.983cm" svg:y1="1.113cm" svg:x2="9.378cm" svg:y2="-0.254cm"><text:p/></draw:line><draw:g draw:style-name="gr4"><draw:g draw:style-name="gr4"><draw:g draw:style-name="gr4"><draw:line draw:name="Forma2" draw:style-name="gr6" draw:text-style-name="P48" svg:x1="7.836cm" svg:y1="1.261cm" svg:x2="10.223cm" svg:y2="1.261cm"><text:p/></draw:line><draw:line draw:name="Forma1" draw:style-name="gr6" draw:text-style-name="P47" svg:x1="7.837cm" svg:y1="1.26cm" svg:x2="7.837cm" svg:y2="-0.543cm"><text:p/></draw:line></draw:g><draw:frame draw:name="Forma6" draw:style-name="gr8" draw:text-style-name="P49" svg:width="0.525cm" svg:height="0.59cm" svg:x="7.313cm" svg:y="-0.543cm"><draw:text-box><text:p>a<text:span text:style-name="T44">1</text:span></text:p></draw:text-box></draw:frame></draw:g><draw:frame draw:name="Forma7" draw:style-name="gr8" draw:text-style-name="P49" svg:width="0.35cm" svg:height="0.59cm" svg:x="9.874cm" svg:y="1.26cm"><draw:text-box><text:p>a<text:span text:style-name="T44">2</text:span></text:p></draw:text-box></draw:frame></draw:g></draw:g></draw:g></text:p>
            <text:p text:style-name="P43"/>
            <text:p text:style-name="P43"/>
            <text:p text:style-name="P43"/>
            <text:p text:style-name="P43"/>
            <text:p text:style-name="P41"><text:span text:style-name="T25"><draw:frame draw:style-name="fr1" draw:name="Objeto26" text:anchor-type="as-char" svg:y="-0.693cm" svg:width="7.645cm" svg:height="1.145cm" draw:z-index="32"><draw:object xlink:href="./Object 26" xlink:type="simple" xlink:show="embed" xlink:actuate="onLoad"/><draw:image xlink:href="./ObjectReplacements/Object 26" xlink:type="simple" xlink:show="embed" xlink:actuate="onLoad"/></draw:frame></text:span><text:span text:style-name="T25"><office:annotation><dc:creator>Autor desconocido</dc:creator><dc:date>2021-11-10T06:35:58.725338133</dc:date><text:p text:style-name="P46"><text:span text:style-name="T41">var(a2)-1, debido a que en matrices no se divide sino que se calcula la inversa.</text:span></text:p></office:annotation></text:span></text:p>
            <text:p text:style-name="P43"/>
            <text:p text:style-name="P44">Luego:</text:p>
            <text:p text:style-name="P44"/>
            <text:p text:style-name="P45"><draw:frame draw:style-name="fr1" draw:name="Objeto27" text:anchor-type="as-char" svg:y="-0.437cm" svg:width="6.045cm" svg:height="0.591cm" draw:z-index="35"><draw:object xlink:href="./Object 27" xlink:type="simple" xlink:show="embed" xlink:actuate="onLoad"/><draw:image xlink:href="./ObjectReplacements/Object 27" xlink:type="simple" xlink:show="embed" xlink:actuate="onLoad"/><svg:desc>fórmula</svg:desc></draw:frame></text:p>
          </table:table-cell>
        </table:table-row>
      </table:table>
      <text:p text:style-name="P15"/>
      <text:p text:style-name="P7">Sabiendo que la matriz de parentesco en base al pedigrí (<draw:frame draw:style-name="fr1" draw:name="Objeto11" text:anchor-type="as-char" svg:y="-0.377cm" svg:width="0.526cm" svg:height="0.467cm" draw:z-index="12"><draw:object xlink:href="./Object 11" xlink:type="simple" xlink:show="embed" xlink:actuate="onLoad"/><draw:image xlink:href="./ObjectReplacements/Object 11" xlink:type="simple" xlink:show="embed" xlink:actuate="onLoad"/></draw:frame>) puede descomponerse como <draw:frame draw:style-name="fr1" draw:name="Objeto12" text:anchor-type="as-char" svg:y="-0.677cm" svg:width="2.034cm" svg:height="1.207cm" draw:z-index="13"><draw:object xlink:href="./Object 12" xlink:type="simple" xlink:show="embed" xlink:actuate="onLoad"/><draw:image xlink:href="./ObjectReplacements/Object 12" xlink:type="simple" xlink:show="embed" xlink:actuate="onLoad"/></draw:frame>, donde <draw:frame draw:style-name="fr1" draw:name="Objeto13" text:anchor-type="as-char" svg:y="-0.377cm" svg:width="0.769cm" svg:height="0.531cm" draw:z-index="14"><draw:object xlink:href="./Object 13" xlink:type="simple" xlink:show="embed" xlink:actuate="onLoad"/><draw:image xlink:href="./ObjectReplacements/Object 13" xlink:type="simple" xlink:show="embed" xlink:actuate="onLoad"/></draw:frame><text:s/>y <draw:frame draw:style-name="fr1" draw:name="Objeto14" text:anchor-type="as-char" svg:y="-0.377cm" svg:width="0.78cm" svg:height="0.531cm" draw:z-index="15"><draw:object xlink:href="./Object 14" xlink:type="simple" xlink:show="embed" xlink:actuate="onLoad"/><draw:image xlink:href="./ObjectReplacements/Object 14" xlink:type="simple" xlink:show="embed" xlink:actuate="onLoad"/></draw:frame><text:s/>corresponden, respectivamente, a las matrices de parentesco en base al pedigrí de los individuos no genotipados y genotipados <text:span text:style-name="T2">(o bien, la varianza de sus respectivos valores aditivos)</text:span>, y <draw:frame draw:style-name="fr1" draw:name="Objeto15" text:anchor-type="as-char" svg:y="-0.377cm" svg:width="0.778cm" svg:height="0.531cm" draw:z-index="16"><draw:object xlink:href="./Object 15" xlink:type="simple" xlink:show="embed" xlink:actuate="onLoad"/><draw:image xlink:href="./ObjectReplacements/Object 15" xlink:type="simple" xlink:show="embed" xlink:actuate="onLoad"/></draw:frame>= <draw:frame draw:style-name="fr1" draw:name="Objeto16" text:anchor-type="as-char" svg:y="-0.377cm" svg:width="0.78cm" svg:height="0.531cm" draw:z-index="17"><draw:object xlink:href="./Object 16" xlink:type="simple" xlink:show="embed" xlink:actuate="onLoad"/><draw:image xlink:href="./ObjectReplacements/Object 16" xlink:type="simple" xlink:show="embed" xlink:actuate="onLoad"/></draw:frame><text:s/>corresponden a la matriz de parentesco en base al pedigrí entre individuos genotipados y no genotipados (o bien, la covarianza de sus valores aditivos), la expresión anterior <text:span text:style-name="T4">(2)</text:span> puede reescribirse de la siguiente forma:</text:p>
      <text:p text:style-name="P7"/>
      <text:p text:style-name="P9"><draw:frame draw:style-name="fr1" draw:name="Objeto18" text:anchor-type="as-char" svg:y="-0.437cm" svg:width="3.528cm" svg:height="0.591cm" draw:z-index="33"><draw:object xlink:href="./Object 18" xlink:type="simple" xlink:show="embed" xlink:actuate="onLoad"/><draw:image xlink:href="./ObjectReplacements/Object 18" xlink:type="simple" xlink:show="embed" xlink:actuate="onLoad"/></draw:frame><text:s/><text:span text:style-name="T6">(3)</text:span></text:p>
      <text:p text:style-name="P13"/>
      <text:p text:style-name="P13"><text:span text:style-name="T32">Antes de continuar, s</text:span>e debe considerar lo siguiente:</text:p>
      <text:p text:style-name="P13"/>
      <text:p text:style-name="P14"><draw:frame draw:style-name="fr1" draw:name="Objeto21" text:anchor-type="as-char" svg:y="-0.437cm" svg:width="2.397cm" svg:height="0.591cm" draw:z-index="34"><draw:object xlink:href="./Object 21" xlink:type="simple" xlink:show="embed" xlink:actuate="onLoad"/><draw:image xlink:href="./ObjectReplacements/Object 21" xlink:type="simple" xlink:show="embed" xlink:actuate="onLoad"/></draw:frame><text:s/>, <draw:frame draw:style-name="fr1" draw:name="Objeto22" text:anchor-type="as-char" svg:y="-0.386cm" svg:width="2.163cm" svg:height="0.542cm" draw:z-index="49"><draw:object xlink:href="./Object 22" xlink:type="simple" xlink:show="embed" xlink:actuate="onLoad"/><draw:image xlink:href="./ObjectReplacements/Object 22" xlink:type="simple" xlink:show="embed" xlink:actuate="onLoad"/></draw:frame><text:s/>, <draw:frame draw:style-name="fr1" draw:name="Objeto23" text:anchor-type="as-char" svg:y="-0.437cm" svg:width="4.969cm" svg:height="0.591cm" draw:z-index="50"><draw:object xlink:href="./Object 23" xlink:type="simple" xlink:show="embed" xlink:actuate="onLoad"/><draw:image xlink:href="./ObjectReplacements/Object 23" xlink:type="simple" xlink:show="embed" xlink:actuate="onLoad"/></draw:frame><text:s/><text:span text:style-name="T3">(4)</text:span></text:p>
      <text:p text:style-name="P11"/>
      <text:p text:style-name="P11">L<text:span text:style-name="T24">uego, l</text:span>a expresión <text:span text:style-name="T3">(3)</text:span> en términos de varianza es:</text:p>
      <text:p text:style-name="P11"/>
      <text:p text:style-name="P12"><draw:frame draw:style-name="fr1" draw:name="Objeto19" text:anchor-type="as-char" svg:y="-0.437cm" svg:width="5.422cm" svg:height="0.591cm" draw:z-index="18"><draw:object xlink:href="./Object 19" xlink:type="simple" xlink:show="embed" xlink:actuate="onLoad"/><draw:image xlink:href="./ObjectReplacements/Object 19" xlink:type="simple" xlink:show="embed" xlink:actuate="onLoad"/></draw:frame></text:p>
      <text:p text:style-name="P12"/>
      <text:p text:style-name="P12"><draw:frame draw:style-name="fr1" draw:name="Objeto20" text:anchor-type="as-char" svg:y="-0.437cm" svg:width="6.369cm" svg:height="0.591cm" draw:z-index="19"><draw:object xlink:href="./Object 20" xlink:type="simple" xlink:show="embed" xlink:actuate="onLoad"/><draw:image xlink:href="./ObjectReplacements/Object 20" xlink:type="simple" xlink:show="embed" xlink:actuate="onLoad"/></draw:frame></text:p>
      <text:p text:style-name="P12"/>
      <text:p text:style-name="P16">Un poco de álgebra:</text:p>
      <text:p text:style-name="P12"/>
      <text:p text:style-name="P12"><draw:frame draw:style-name="fr1" draw:name="Objeto24" text:anchor-type="as-char" svg:y="-0.437cm" svg:width="8.287cm" svg:height="0.591cm" draw:z-index="22"><draw:object xlink:href="./Object 24" xlink:type="simple" xlink:show="embed" xlink:actuate="onLoad"/><draw:image xlink:href="./ObjectReplacements/Object 24" xlink:type="simple" xlink:show="embed" xlink:actuate="onLoad"/><svg:desc>fórmula</svg:desc></draw:frame><office:annotation><dc:creator>Autor desconocido</dc:creator><dc:date>2021-11-10T07:02:40.274706325</dc:date><text:p text:style-name="P46"><text:span text:style-name="T41">Recordar aquí una de las reglas de varianzas y covarianzas, el cual dice que:</text:span></text:p><text:p text:style-name="P46"><text:span text:style-name="T41">var(x) = sigma</text:span><text:span text:style-name="T43">2</text:span><text:span text:style-name="T42">x</text:span></text:p><text:p text:style-name="P46"><text:span text:style-name="T41">Como en matrices no existe términos al cuadrado, lo que se hace es repetir cada matriz (2</text:span><text:span text:style-name="T43">2 </text:span><text:span text:style-name="T41">= 2*2), y en el caso de la matriz A</text:span><text:span text:style-name="T42">12</text:span><text:span text:style-name="T41"> se necesitaria su transpuesta para poderse ambas poderse multiplicar (número de columnas de la primera matriz igual al <text:s/>número de filas de la segunda matriz).</text:span></text:p></office:annotation></text:p>
      <text:p text:style-name="P12"/>
      <text:p text:style-name="P10"><draw:frame draw:style-name="fr1" draw:name="Objeto17" text:anchor-type="as-char" svg:y="-0.437cm" svg:width="9.749cm" svg:height="0.591cm" draw:z-index="28"><draw:object xlink:href="./Object 17" xlink:type="simple" xlink:show="embed" xlink:actuate="onLoad"/><draw:image xlink:href="./ObjectReplacements/Object 17" xlink:type="simple" xlink:show="embed" xlink:actuate="onLoad"/><svg:desc>fórmula</svg:desc></draw:frame><office:annotation><dc:creator>Autor desconocido</dc:creator><dc:date>2021-11-10T07:15:48.837708934</dc:date><text:p text:style-name="P46"><text:span text:style-name="T41">Aquí se sustituyeron las expresiones var(a</text:span><text:span text:style-name="T42">2</text:span><text:span text:style-name="T41">) y var(E).</text:span></text:p></office:annotation></text:p>
      <text:p text:style-name="P10"/>
      <text:p text:style-name="P10"><draw:frame draw:style-name="fr1" draw:name="Objeto28" text:anchor-type="as-char" svg:y="-0.437cm" svg:width="9.442cm" svg:height="0.591cm" draw:z-index="29"><draw:object xlink:href="./Object 28" xlink:type="simple" xlink:show="embed" xlink:actuate="onLoad"/><draw:image xlink:href="./ObjectReplacements/Object 28" xlink:type="simple" xlink:show="embed" xlink:actuate="onLoad"/><svg:desc>fórmula</svg:desc></draw:frame><office:annotation><dc:creator>Autor desconocido</dc:creator><dc:date>2021-11-10T07:22:54.114134943</dc:date><text:p text:style-name="P46"><text:span text:style-name="T41">Aquí se reorganizo toda la expresión.</text:span></text:p></office:annotation></text:p>
      <text:p text:style-name="P10"/>
      <text:p text:style-name="P17">A continuación, se multiplica la última expresión por la matriz identidad (<draw:frame draw:style-name="fr1" draw:name="Objeto29" text:anchor-type="as-char" svg:y="-0.377cm" svg:width="0.402cm" svg:height="0.467cm" draw:z-index="30"><draw:object xlink:href="./Object 29" xlink:type="simple" xlink:show="embed" xlink:actuate="onLoad"/><draw:image xlink:href="./ObjectReplacements/Object 29" xlink:type="simple" xlink:show="embed" xlink:actuate="onLoad"/></draw:frame>):<office:annotation><dc:creator>Autor desconocido</dc:creator><dc:date>2021-11-10T07:32:37.605108400</dc:date><text:p text:style-name="P46"><text:span text:style-name="T41">La matriz identidad (I), es una matriz cuadrada, donde todos sus elementos son cero, menos los elementos de la diagonal principal que son unos. Esta se puede obtener al multiplicar una matriz cualquiera con su matriz inversa.</text:span></text:p></office:annotation></text:p>
      <text:p text:style-name="P17"/>
      <text:p text:style-name="P18"><draw:frame draw:style-name="fr1" draw:name="Objeto30" text:anchor-type="as-char" svg:y="-0.437cm" svg:width="9.922cm" svg:height="0.591cm" draw:z-index="31"><draw:object xlink:href="./Object 30" xlink:type="simple" xlink:show="embed" xlink:actuate="onLoad"/><draw:image xlink:href="./ObjectReplacements/Object 30" xlink:type="simple" xlink:show="embed" xlink:actuate="onLoad"/><svg:desc>fórmula</svg:desc></draw:frame></text:p>
      <text:p text:style-name="P18"/>
      <text:p text:style-name="P19"><text:soft-page-break/>Sabiendo que <draw:frame draw:style-name="fr1" draw:name="Objeto31" text:anchor-type="as-char" svg:y="-0.437cm" svg:width="2.256cm" svg:height="0.591cm" draw:z-index="36"><draw:object xlink:href="./Object 31" xlink:type="simple" xlink:show="embed" xlink:actuate="onLoad"/><draw:image xlink:href="./ObjectReplacements/Object 31" xlink:type="simple" xlink:show="embed" xlink:actuate="onLoad"/></draw:frame>, se sustituye:</text:p>
      <text:p text:style-name="P19"/>
      <text:p text:style-name="P20"><draw:frame draw:style-name="fr1" draw:name="Objeto32" text:anchor-type="as-char" svg:y="-0.437cm" svg:width="11.218cm" svg:height="0.591cm" draw:z-index="37"><draw:object xlink:href="./Object 32" xlink:type="simple" xlink:show="embed" xlink:actuate="onLoad"/><draw:image xlink:href="./ObjectReplacements/Object 32" xlink:type="simple" xlink:show="embed" xlink:actuate="onLoad"/><svg:desc>fórmula</svg:desc></draw:frame></text:p>
      <text:p text:style-name="P10"/>
      <text:p text:style-name="P21"><text:span text:style-name="T33">Por último</text:span>, <draw:frame draw:style-name="fr1" draw:name="Objeto33" text:anchor-type="as-char" svg:y="-0.386cm" svg:width="1.503cm" svg:height="0.542cm" draw:z-index="38"><draw:object xlink:href="./Object 33" xlink:type="simple" xlink:show="embed" xlink:actuate="onLoad"/><draw:image xlink:href="./ObjectReplacements/Object 33" xlink:type="simple" xlink:show="embed" xlink:actuate="onLoad"/></draw:frame><text:s/>pasa a ser:</text:p>
      <text:p text:style-name="P21"/>
      <text:p text:style-name="P22"><draw:frame draw:style-name="fr1" draw:name="Objeto34" text:anchor-type="as-char" svg:y="-0.437cm" svg:width="7.507cm" svg:height="0.591cm" draw:z-index="39"><draw:object xlink:href="./Object 34" xlink:type="simple" xlink:show="embed" xlink:actuate="onLoad"/><draw:image xlink:href="./ObjectReplacements/Object 34" xlink:type="simple" xlink:show="embed" xlink:actuate="onLoad"/><svg:desc>fórmula</svg:desc></draw:frame><office:annotation><dc:creator>Autor desconocido</dc:creator><dc:date>2021-11-10T07:54:28.663842734</dc:date><text:p text:style-name="P46"><text:span text:style-name="T41">Aquí, se eliminaron (o restaron) A</text:span><text:span text:style-name="T42">12</text:span><text:span text:style-name="T41">A</text:span><text:span text:style-name="T42">22</text:span><text:span text:style-name="T43">-1 </text:span><text:span text:style-name="T41">con A</text:span><text:span text:style-name="T42">22</text:span><text:span text:style-name="T43">-1</text:span><text:span text:style-name="T41">A’</text:span><text:span text:style-name="T42">12</text:span><text:span text:style-name="T41">.</text:span></text:p></office:annotation></text:p>
      <text:p text:style-name="P10"/>
      <text:p text:style-name="P23">Otro término importante a considerar es <draw:frame draw:style-name="fr1" draw:name="Objeto35" text:anchor-type="as-char" svg:y="-0.386cm" svg:width="2.069cm" svg:height="0.542cm" draw:z-index="40"><draw:object xlink:href="./Object 35" xlink:type="simple" xlink:show="embed" xlink:actuate="onLoad"/><draw:image xlink:href="./ObjectReplacements/Object 35" xlink:type="simple" xlink:show="embed" xlink:actuate="onLoad"/></draw:frame>. En este sentido:</text:p>
      <text:p text:style-name="P23"/>
      <text:p text:style-name="P24"><draw:frame draw:style-name="fr1" draw:name="Objeto36" text:anchor-type="as-char" svg:y="-0.437cm" svg:width="6.546cm" svg:height="0.591cm" draw:z-index="41"><draw:object xlink:href="./Object 36" xlink:type="simple" xlink:show="embed" xlink:actuate="onLoad"/><draw:image xlink:href="./ObjectReplacements/Object 36" xlink:type="simple" xlink:show="embed" xlink:actuate="onLoad"/></draw:frame></text:p>
      <text:p text:style-name="P24"/>
      <text:p text:style-name="P25">Que según las reglas de varianzas y covarianzas es igual a:</text:p>
      <text:p text:style-name="P25"/>
      <text:p text:style-name="P26"><draw:frame draw:style-name="fr1" draw:name="Objeto37" text:anchor-type="as-char" svg:y="-0.437cm" svg:width="5.426cm" svg:height="0.591cm" draw:z-index="42"><draw:object xlink:href="./Object 37" xlink:type="simple" xlink:show="embed" xlink:actuate="onLoad"/><draw:image xlink:href="./ObjectReplacements/Object 37" xlink:type="simple" xlink:show="embed" xlink:actuate="onLoad"/></draw:frame><office:annotation><dc:creator>Autor desconocido</dc:creator><dc:date>2021-11-10T09:05:26.367255498</dc:date><text:p text:style-name="P46"><text:span text:style-name="T41">Según las reglas de varianzas y covarianzas:</text:span></text:p><text:p text:style-name="P46"><text:span text:style-name="T41">cov(x,x) = var(x)</text:span></text:p><text:p text:style-name="P46"><text:span text:style-name="T41">Por lo tanto, como a</text:span><text:span text:style-name="T42">2</text:span><text:span text:style-name="T41"> esta tanto al lado derecho como izquierdo (a</text:span><text:span text:style-name="T42">2</text:span><text:span text:style-name="T41">,a</text:span><text:span text:style-name="T42">2</text:span><text:span text:style-name="T41">), al salir del termino de covarianza quedaria como var(a</text:span><text:span text:style-name="T42">2</text:span><text:span text:style-name="T41">). Por otro lado, E al ser constante, sería igual a cero.</text:span></text:p></office:annotation></text:p>
      <text:p text:style-name="P26"/>
      <text:p text:style-name="P27">Luego <draw:frame draw:style-name="fr1" draw:name="Objeto38" text:anchor-type="as-char" svg:y="-0.386cm" svg:width="2.163cm" svg:height="0.542cm" draw:z-index="43"><draw:object xlink:href="./Object 38" xlink:type="simple" xlink:show="embed" xlink:actuate="onLoad"/><draw:image xlink:href="./ObjectReplacements/Object 38" xlink:type="simple" xlink:show="embed" xlink:actuate="onLoad"/><svg:desc>fórmula</svg:desc></draw:frame>, por lo tanto:</text:p>
      <text:p text:style-name="P27"/>
      <text:p text:style-name="P28"><draw:frame draw:style-name="fr1" draw:name="Objeto39" text:anchor-type="as-char" svg:y="-0.437cm" svg:width="4.44cm" svg:height="0.591cm" draw:z-index="44"><draw:object xlink:href="./Object 39" xlink:type="simple" xlink:show="embed" xlink:actuate="onLoad"/><draw:image xlink:href="./ObjectReplacements/Object 39" xlink:type="simple" xlink:show="embed" xlink:actuate="onLoad"/><svg:desc>fórmula</svg:desc></draw:frame></text:p>
      <text:p text:style-name="P8"/>
      <text:p text:style-name="P8">Finalmente, la matriz que contiene las relaciones conjuntas de <text:span text:style-name="T33">individuos</text:span> genotipados y no genotipados <text:span text:style-name="T33">es igual a</text:span>:</text:p>
      <text:p text:style-name="P8"/>
      <text:p text:style-name="P10"><draw:frame text:anchor-type="paragraph" draw:z-index="24" draw:name="Forma4" draw:style-name="gr11" draw:text-style-name="P51" svg:width="2.647cm" svg:height="0.408cm" svg:x="2.572cm" svg:y="1.094cm"><draw:text-box><text:p text:style-name="P50"><text:span text:style-name="T45">No genotipados</text:span></text:p></draw:text-box></draw:frame><draw:frame draw:style-name="fr1" draw:name="Objeto40" text:anchor-type="as-char" svg:y="-0.693cm" svg:width="5.306cm" svg:height="1.228cm" draw:z-index="45"><draw:object xlink:href="./Object 40" xlink:type="simple" xlink:show="embed" xlink:actuate="onLoad"/><draw:image xlink:href="./ObjectReplacements/Object 40" xlink:type="simple" xlink:show="embed" xlink:actuate="onLoad"/></draw:frame></text:p>
      <text:p text:style-name="P10"><draw:line text:anchor-type="paragraph" draw:z-index="25" draw:name="Forma3" draw:style-name="gr12" draw:text-style-name="P47" svg:x1="5.83cm" svg:y1="0.622cm" svg:x2="5.218cm" svg:y2="0.185cm"><text:p/></draw:line></text:p>
      <text:p text:style-name="P10"><draw:line text:anchor-type="paragraph" draw:z-index="21" draw:name="Forma2" draw:style-name="gr10" draw:text-style-name="P47" svg:x1="5.306cm" svg:y1="0.346cm" svg:x2="10.395cm" svg:y2="0.346cm"><text:p/></draw:line></text:p>
      <text:p text:style-name="P10"><draw:frame draw:style-name="fr1" draw:name="Objeto41" text:anchor-type="as-char" svg:y="-0.773cm" svg:width="9.283cm" svg:height="1.339cm" draw:z-index="46"><draw:object xlink:href="./Object 41" xlink:type="simple" xlink:show="embed" xlink:actuate="onLoad"/><draw:image xlink:href="./ObjectReplacements/Object 41" xlink:type="simple" xlink:show="embed" xlink:actuate="onLoad"/><svg:desc>fórmula</svg:desc></draw:frame></text:p>
      <text:p text:style-name="P10"><draw:line text:anchor-type="paragraph" draw:z-index="23" draw:name="Forma2" draw:style-name="gr10" draw:text-style-name="P47" svg:x1="11.82cm" svg:y1="0.148cm" svg:x2="12.517cm" svg:y2="0.148cm"><text:p/></draw:line><draw:line text:anchor-type="paragraph" draw:z-index="26" draw:name="Forma3" draw:style-name="gr12" draw:text-style-name="P47" svg:x1="12.139cm" svg:y1="0.388cm" svg:x2="12.894cm" svg:y2="0.577cm"><text:p/></draw:line><draw:frame text:anchor-type="paragraph" draw:z-index="27" draw:name="Forma4" draw:style-name="gr13" draw:text-style-name="P51" svg:width="2.647cm" svg:height="0.609cm" svg:x="13.023cm" svg:y="0.388cm"><draw:text-box><text:p text:style-name="P50"><text:span text:style-name="T45">Genotipados</text:span></text:p></draw:text-box></draw:frame></text:p>
      <text:p text:style-name="P10"/>
      <text:p text:style-name="P8">Esta matriz H es, por lo tanto, una matriz de relaciones construida con marcadores de <text:span text:style-name="T34">ADN (de los individuos genotipados)</text:span> y pedigrí <text:span text:style-name="T36">(de los individuos no genotipados y genotipados)</text:span>, donde la información de<text:span text:style-name="T34">l</text:span> <text:span text:style-name="T34">marcador</text:span> se proyecta a los individuos que no están genotipados.</text:p>
      <text:p text:style-name="P8"/>
      <text:p text:style-name="P29">Por otro lado, y como se había mencionado al principio de este escrito, una <text:span text:style-name="T35">vez obtenida la matriz H (en realidad su inversa (</text:span><text:span text:style-name="T35"><draw:frame draw:style-name="fr1" draw:name="Objeto43" text:anchor-type="as-char" svg:y="-0.437cm" svg:width="0.891cm" svg:height="0.527cm" draw:z-index="47"><draw:object xlink:href="./Object 43" xlink:type="simple" xlink:show="embed" xlink:actuate="onLoad"/><draw:image xlink:href="./ObjectReplacements/Object 43" xlink:type="simple" xlink:show="embed" xlink:actuate="onLoad"/></draw:frame></text:span><text:span text:style-name="T35">)), el modelo de selección genómica se puede resolver como se hace con un GBLUP, sustituyendo la matriz de relaciones genómicas (G) por la matriz H:</text:span></text:p>
      <text:p text:style-name="P29"/>
      <text:p text:style-name="P30"><draw:frame draw:style-name="fr1" draw:name="Objeto42" text:anchor-type="as-char" svg:y="-1.035cm" svg:width="6.606cm" svg:height="1.923cm" draw:z-index="48"><draw:object xlink:href="./Object 42" xlink:type="simple" xlink:show="embed" xlink:actuate="onLoad"/><draw:image xlink:href="./ObjectReplacements/Object 42" xlink:type="simple" xlink:show="embed" xlink:actuate="onLoad"/></draw:frame></text:p>
      <text:p text:style-name="P31"/>
      <table:table table:name="Tabla3" table:style-name="Tabla3">
        <table:table-column table:style-name="Tabla3.A"/>
        <table:table-column table:style-name="Tabla3.B"/>
        <table:table-row>
          <table:table-cell table:style-name="Tabla3.A1" table:number-columns-spanned="2" office:value-type="string">
            <text:p text:style-name="P38"><text:span text:style-name="T22">Nota:</text:span><text:span text:style-name="T23"> </text:span><text:span text:style-name="T19">Durante el escrito, </text:span><text:span text:style-name="T18">se debe recordar lo siguiente </text:span><text:span text:style-name="T20">(</text:span><text:span text:style-name="T21">reglas de varianzas y covarianzas</text:span><text:span text:style-name="T20">)</text:span><text:span text:style-name="T18">:</text:span></text:p>
          </table:table-cell>
          <table:covered-table-cell/>
        </table:table-row>
        <text:soft-page-break/>
        <table:table-row>
          <table:table-cell table:style-name="Tabla3.A2" office:value-type="string">
            <text:p text:style-name="P33"><text:span text:style-name="T40">v</text:span>ar(a) = 0</text:p>
          </table:table-cell>
          <table:table-cell table:style-name="Tabla3.B2" office:value-type="string">
            <text:p text:style-name="P35"><text:span text:style-name="T17">v</text:span><text:span text:style-name="T15">ar(x) = </text:span><text:span text:style-name="T11">σ</text:span><text:span text:style-name="T8">2</text:span><text:span text:style-name="T10">x</text:span></text:p>
          </table:table-cell>
        </table:table-row>
        <table:table-row>
          <table:table-cell table:style-name="Tabla3.A2" office:value-type="string">
            <text:p text:style-name="P33"><text:span text:style-name="T39">v</text:span><text:span text:style-name="T38">ar(ax) = a</text:span><text:span text:style-name="T37">2</text:span><text:span text:style-name="T38">σ</text:span><text:span text:style-name="T31">x</text:span><text:span text:style-name="T37">2</text:span></text:p>
          </table:table-cell>
          <table:table-cell table:style-name="Tabla3.B2" office:value-type="string">
            <text:p text:style-name="P36"><text:span text:style-name="T17">c</text:span><text:span text:style-name="T14">ov(a,x) = </text:span><text:span text:style-name="T16">0</text:span></text:p>
          </table:table-cell>
        </table:table-row>
        <table:table-row>
          <table:table-cell table:style-name="Tabla3.A2" office:value-type="string">
            <text:p text:style-name="P34"><text:span text:style-name="T40">c</text:span>ov(a,b) = 0</text:p>
          </table:table-cell>
          <table:table-cell table:style-name="Tabla3.B2" office:value-type="string">
            <text:p text:style-name="P34"><text:span text:style-name="T40">c</text:span>ov(x,x) = <text:s/><text:span text:style-name="T11">σ</text:span><text:span text:style-name="T7">2</text:span><text:span text:style-name="T9">x</text:span></text:p>
          </table:table-cell>
        </table:table-row>
        <table:table-row>
          <table:table-cell table:style-name="Tabla3.A2" office:value-type="string">
            <text:p text:style-name="P37"><text:span text:style-name="T13">v</text:span><text:span text:style-name="T11">ar(x+y) = </text:span><text:span text:style-name="T12">σ</text:span><text:span text:style-name="T8">2</text:span><text:span text:style-name="T10">x</text:span><text:span text:style-name="T12"> </text:span><text:span text:style-name="T11">+ </text:span><text:span text:style-name="T12">σ</text:span><text:span text:style-name="T8">2</text:span><text:span text:style-name="T9">y</text:span><text:span text:style-name="T11"> + 2</text:span><text:span text:style-name="T12">σ</text:span><text:span text:style-name="T9">xy</text:span></text:p>
          </table:table-cell>
          <table:table-cell table:style-name="Tabla3.B2" office:value-type="string">
            <text:p text:style-name="P37"><text:span text:style-name="T13">v</text:span><text:span text:style-name="T11">ar(x-y) = </text:span><text:span text:style-name="T12">σ</text:span><text:span text:style-name="T8">2</text:span><text:span text:style-name="T10">x</text:span><text:span text:style-name="T12"> </text:span><text:span text:style-name="T11">+ </text:span><text:span text:style-name="T12">σ</text:span><text:span text:style-name="T8">2</text:span><text:span text:style-name="T9">y</text:span><text:span text:style-name="T11"> – 2</text:span><text:span text:style-name="T12">σ</text:span><text:span text:style-name="T9">xy</text:span></text:p>
          </table:table-cell>
        </table:table-row>
        <table:table-row>
          <table:table-cell table:style-name="Tabla3.A6" office:value-type="string">
            <text:p text:style-name="P37"><text:span text:style-name="T13">c</text:span><text:span text:style-name="T11">ov(ax, by) = ab</text:span><text:span text:style-name="T12">σ</text:span><text:span text:style-name="T9">xy</text:span></text:p>
          </table:table-cell>
          <table:table-cell table:style-name="Tabla3.B6" office:value-type="string">
            <text:p text:style-name="P37"><text:span text:style-name="T13">c</text:span><text:span text:style-name="T11">ov(x,y+z) = </text:span><text:span text:style-name="T12">σ</text:span><text:span text:style-name="T9">xy</text:span><text:span text:style-name="T11"> + </text:span><text:span text:style-name="T12">σ</text:span><text:span text:style-name="T9">xz</text:span></text:p>
          </table:table-cell>
        </table:table-row>
      </table:table>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quare" svg:viewBox="0 0 10 10" svg:d="M0 0h10v10h-10z"/>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3:48.413998783</meta:creation-date>
    <dc:date>2021-11-11T11:47:31.073316473</dc:date>
    <meta:editing-duration>PT5H10M29S</meta:editing-duration>
    <meta:editing-cycles>67</meta:editing-cycles>
    <meta:generator>LibreOffice/6.0.7.3$Linux_X86_64 LibreOffice_project/00m0$Build-3</meta:generator>
    <meta:document-statistic meta:table-count="2" meta:image-count="0" meta:object-count="42" meta:page-count="4" meta:paragraph-count="54" meta:word-count="710" meta:character-count="4161" meta:non-whitespace-character-count="3475"/>
  </office:meta>
</office:document-meta>
</file>

<file path=Object 1/content.xml><?xml version="1.0" encoding="utf-8"?>
<math xmlns="http://www.w3.org/1998/Math/MathML" display="block">
  <semantics>
    <mrow>
      <mi>y</mi>
      <mo stretchy="false">=</mo>
      <mrow>
        <mi mathvariant="italic">Za</mi>
        <mo stretchy="false">+</mo>
        <mi>e</mi>
      </mrow>
    </mrow>
    <annotation encoding="StarMath 5.0">y = Za + e</annotation>
  </semantics>
</math>
</file>

<file path=Object 10/content.xml><?xml version="1.0" encoding="utf-8"?>
<math xmlns="http://www.w3.org/1998/Math/MathML" display="block">
  <semantics>
    <mrow>
      <mrow>
        <msub>
          <mi>a</mi>
          <mn>1</mn>
        </msub>
        <mo stretchy="false">=</mo>
        <mi mathvariant="italic">cov</mi>
      </mrow>
      <mrow>
        <mrow>
          <mrow>
            <mo fence="true" stretchy="false">(</mo>
            <mrow>
              <mrow>
                <msub>
                  <mi>a</mi>
                  <mn>1</mn>
                </msub>
                <mi>,</mi>
                <msub>
                  <mi>a</mi>
                  <mn>2</mn>
                </msub>
              </mrow>
            </mrow>
            <mo fence="true" stretchy="false">)</mo>
          </mrow>
          <mo stretchy="false">∗</mo>
          <msup>
            <mrow>
              <mo fence="true" stretchy="false">[</mo>
              <mrow>
                <mrow>
                  <mi mathvariant="italic">var</mi>
                  <mrow>
                    <mo fence="true" stretchy="false">(</mo>
                    <mrow>
                      <msub>
                        <mi>a</mi>
                        <mn>2</mn>
                      </msub>
                    </mrow>
                    <mo fence="true" stretchy="false">)</mo>
                  </mrow>
                </mrow>
              </mrow>
              <mo fence="true" stretchy="false">]</mo>
            </mrow>
            <mrow>
              <mo stretchy="false">−</mo>
              <mn>1</mn>
            </mrow>
          </msup>
          <mo stretchy="false">∗</mo>
          <msub>
            <mi>a</mi>
            <mn>2</mn>
          </msub>
        </mrow>
        <mo stretchy="false">+</mo>
        <mi>ε</mi>
      </mrow>
    </mrow>
    <annotation encoding="StarMath 5.0">a_1 = cov( a_{1}, a_{2} ) * [ var( a_2 ) ]^-1 * a_2 + ε</annotation>
  </semantics>
</math>
</file>

<file path=Object 11/content.xml><?xml version="1.0" encoding="utf-8"?>
<math xmlns="http://www.w3.org/1998/Math/MathML" display="block">
  <semantics>
    <mi>A</mi>
    <annotation encoding="StarMath 5.0">A</annotation>
  </semantics>
</math>
</file>

<file path=Object 12/content.xml><?xml version="1.0" encoding="utf-8"?>
<math xmlns="http://www.w3.org/1998/Math/MathML" display="block">
  <semantics>
    <mrow>
      <mo fence="true" stretchy="true">[</mo>
      <mrow>
        <mtable>
          <mtr>
            <mtd>
              <msub>
                <mi>A</mi>
                <mn>11</mn>
              </msub>
            </mtd>
            <mtd>
              <msub>
                <mi>A</mi>
                <mn>12</mn>
              </msub>
            </mtd>
          </mtr>
          <mtr>
            <mtd>
              <msub>
                <mi>A</mi>
                <mn>21</mn>
              </msub>
            </mtd>
            <mtd>
              <msub>
                <mi>A</mi>
                <mn>22</mn>
              </msub>
            </mtd>
          </mtr>
        </mtable>
      </mrow>
      <mo fence="true" stretchy="true">]</mo>
    </mrow>
    <annotation encoding="StarMath 5.0">left [ matrix{ A_{11} # A_{12} ## A_{21} # A_{22} }  right ] </annotation>
  </semantics>
</math>
</file>

<file path=Object 13/content.xml><?xml version="1.0" encoding="utf-8"?>
<math xmlns="http://www.w3.org/1998/Math/MathML" display="block">
  <semantics>
    <msub>
      <mi>A</mi>
      <mn>11</mn>
    </msub>
    <annotation encoding="StarMath 5.0">A_{ 11 }</annotation>
  </semantics>
</math>
</file>

<file path=Object 14/content.xml><?xml version="1.0" encoding="utf-8"?>
<math xmlns="http://www.w3.org/1998/Math/MathML" display="block">
  <semantics>
    <msub>
      <mi>A</mi>
      <mn>22</mn>
    </msub>
    <annotation encoding="StarMath 5.0">A_{ 22 }</annotation>
  </semantics>
</math>
</file>

<file path=Object 15/content.xml><?xml version="1.0" encoding="utf-8"?>
<math xmlns="http://www.w3.org/1998/Math/MathML" display="block">
  <semantics>
    <msub>
      <mi>A</mi>
      <mn>12</mn>
    </msub>
    <annotation encoding="StarMath 5.0">A_{ 12 }</annotation>
  </semantics>
</math>
</file>

<file path=Object 16/content.xml><?xml version="1.0" encoding="utf-8"?>
<math xmlns="http://www.w3.org/1998/Math/MathML" display="block">
  <semantics>
    <msub>
      <mi>A</mi>
      <mn>21</mn>
    </msub>
    <annotation encoding="StarMath 5.0">A_{ 21 }</annotation>
  </semantics>
</math>
</file>

<file path=Object 17/content.xml><?xml version="1.0" encoding="utf-8"?>
<math xmlns="http://www.w3.org/1998/Math/MathML" display="block">
  <semantics>
    <mrow>
      <mi mathvariant="italic">var</mi>
      <mrow>
        <mrow>
          <mo fence="true" stretchy="false">(</mo>
          <mrow>
            <msub>
              <mi>a</mi>
              <mn>1</mn>
            </msub>
          </mrow>
          <mo fence="true" stretchy="false">)</mo>
        </mrow>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sub>
          <mi>'</mi>
          <mn>12</mn>
        </msub>
        <mo stretchy="false">+</mo>
        <mrow>
          <mo fence="true" stretchy="false">(</mo>
          <mrow>
            <mrow>
              <msub>
                <mi>A</mi>
                <mn>11</mn>
              </msub>
              <mo stretchy="false">−</mo>
              <mrow>
                <msub>
                  <mi>A</mi>
                  <mn>12</mn>
                </msub>
                <mo stretchy="false">∗</mo>
                <msubsup>
                  <mi>A</mi>
                  <mn>22</mn>
                  <mrow>
                    <mo stretchy="false">−</mo>
                    <mn>1</mn>
                  </mrow>
                </msubsup>
                <mo stretchy="false">∗</mo>
                <msub>
                  <mi>A</mi>
                  <mn>21</mn>
                </msub>
              </mrow>
            </mrow>
          </mrow>
          <mo fence="true" stretchy="false">)</mo>
        </mrow>
      </mrow>
    </mrow>
    <annotation encoding="StarMath 5.0">var( a_1 ) = A_{ 12 } * A_{ 22 }^{ -1 } * G * A_{ 22 }^{ -1 } * A'_{ 12 } + ( A_{ 11 } - A_{ 12 } * A_{ 22 }^{ -1 } * A_{ 21 } )</annotation>
  </semantics>
</math>
</file>

<file path=Object 18/content.xml><?xml version="1.0" encoding="utf-8"?>
<math xmlns="http://www.w3.org/1998/Math/MathML" display="block">
  <semantics>
    <mrow>
      <msub>
        <mi>a</mi>
        <mn>1</mn>
      </msub>
      <mo stretchy="false">=</mo>
      <mrow>
        <mrow>
          <msub>
            <mi>A</mi>
            <mn>12</mn>
          </msub>
          <mo stretchy="false">∗</mo>
          <msubsup>
            <mi>A</mi>
            <mn>22</mn>
            <mrow>
              <mo stretchy="false">−</mo>
              <mn>1</mn>
            </mrow>
          </msubsup>
          <mo stretchy="false">∗</mo>
          <msub>
            <mi>a</mi>
            <mn>2</mn>
          </msub>
        </mrow>
        <mo stretchy="false">+</mo>
        <mi>ε</mi>
      </mrow>
    </mrow>
    <annotation encoding="StarMath 5.0">a_1 = A_{ 12 } * A_{ 22 }^{ -1 } * a_{ 2 } + ε</annotation>
  </semantics>
</math>
</file>

<file path=Object 19/content.xml><?xml version="1.0" encoding="utf-8"?>
<math xmlns="http://www.w3.org/1998/Math/MathML" display="block">
  <semantics>
    <mrow>
      <mi mathvariant="italic">var</mi>
      <mrow>
        <mrow>
          <mo fence="true" stretchy="false">(</mo>
          <mrow>
            <msub>
              <mi>a</mi>
              <mn>1</mn>
            </msub>
          </mrow>
          <mo fence="true" stretchy="false">)</mo>
        </mrow>
        <mo stretchy="false">=</mo>
        <mi mathvariant="italic">Var</mi>
      </mrow>
      <mrow>
        <mo fence="true" stretchy="false">(</mo>
        <mrow>
          <mrow>
            <mrow>
              <msub>
                <mi>A</mi>
                <mn>12</mn>
              </msub>
              <mo stretchy="false">∗</mo>
              <msubsup>
                <mi>A</mi>
                <mn>22</mn>
                <mrow>
                  <mo stretchy="false">−</mo>
                  <mn>1</mn>
                </mrow>
              </msubsup>
              <mo stretchy="false">∗</mo>
              <msub>
                <mi>a</mi>
                <mn>2</mn>
              </msub>
            </mrow>
            <mo stretchy="false">+</mo>
            <mi>ε</mi>
          </mrow>
        </mrow>
        <mo fence="true" stretchy="false">)</mo>
      </mrow>
    </mrow>
    <annotation encoding="StarMath 5.0">var( a_1 ) = Var( A_{ 12 } * A_{ 22 }^{ -1 } * a_{ 2 } + ε )
</annotation>
  </semantics>
</math>
</file>

<file path=Object 2/content.xml><?xml version="1.0" encoding="utf-8"?>
<math xmlns="http://www.w3.org/1998/Math/MathML" display="block">
  <semantics>
    <mrow>
      <mrow>
        <mi>y</mi>
        <mo stretchy="false">=</mo>
        <mi>z</mi>
      </mrow>
      <mrow>
        <mrow>
          <mo fence="true" stretchy="true">[</mo>
          <mrow>
            <mtable>
              <mtr>
                <mtd>
                  <msub>
                    <mi>a</mi>
                    <mn>1</mn>
                  </msub>
                </mtd>
              </mtr>
              <mtr>
                <mtd>
                  <msub>
                    <mi>a</mi>
                    <mn>2</mn>
                  </msub>
                </mtd>
              </mtr>
            </mtable>
          </mrow>
          <mo fence="true" stretchy="true">]</mo>
        </mrow>
        <mo stretchy="false">+</mo>
        <mi>ε</mi>
      </mrow>
    </mrow>
    <annotation encoding="StarMath 5.0">y = z  left [  binom{a_1}{a_2}  right ] + ε</annotation>
  </semantics>
</math>
</file>

<file path=Object 20/content.xml><?xml version="1.0" encoding="utf-8"?>
<math xmlns="http://www.w3.org/1998/Math/MathML" display="block">
  <semantics>
    <mrow>
      <mi mathvariant="italic">var</mi>
      <mrow>
        <mrow>
          <mo fence="true" stretchy="false">(</mo>
          <mrow>
            <msub>
              <mi>a</mi>
              <mn>1</mn>
            </msub>
          </mrow>
          <mo fence="true" stretchy="false">)</mo>
        </mrow>
        <mo stretchy="false">=</mo>
        <mi mathvariant="italic">Var</mi>
      </mrow>
      <mrow>
        <mrow>
          <mo fence="true" stretchy="false">(</mo>
          <mrow>
            <mrow>
              <msub>
                <mi>A</mi>
                <mn>12</mn>
              </msub>
              <mo stretchy="false">∗</mo>
              <msubsup>
                <mi>A</mi>
                <mn>22</mn>
                <mrow>
                  <mo stretchy="false">−</mo>
                  <mn>1</mn>
                </mrow>
              </msubsup>
              <mo stretchy="false">∗</mo>
              <msub>
                <mi>a</mi>
                <mn>2</mn>
              </msub>
            </mrow>
          </mrow>
          <mo fence="true" stretchy="false">)</mo>
        </mrow>
        <mo stretchy="false">+</mo>
        <mi mathvariant="italic">Var</mi>
      </mrow>
      <mrow>
        <mo fence="true" stretchy="false">(</mo>
        <mrow>
          <mi>ε</mi>
        </mrow>
        <mo fence="true" stretchy="false">)</mo>
      </mrow>
    </mrow>
    <annotation encoding="StarMath 5.0">var( a_1 ) = Var( A_{ 12 } * A_{ 22 }^{ -1 } * a_{ 2 }) + Var( ε )</annotation>
  </semantics>
</math>
</file>

<file path=Object 21/content.xml><?xml version="1.0" encoding="utf-8"?>
<math xmlns="http://www.w3.org/1998/Math/MathML" display="block">
  <semantics>
    <mrow>
      <mi mathvariant="italic">var</mi>
      <mrow>
        <mrow>
          <mo fence="true" stretchy="false">(</mo>
          <mrow>
            <mi>a</mi>
          </mrow>
          <mo fence="true" stretchy="false">)</mo>
        </mrow>
        <mo stretchy="false">=</mo>
        <msubsup>
          <mi mathvariant="italic">Aσ</mi>
          <mi>a</mi>
          <mn>2</mn>
        </msubsup>
      </mrow>
    </mrow>
    <annotation encoding="StarMath 5.0">var( a ) = Aσ_{ a }^{ 2 }</annotation>
  </semantics>
</math>
</file>

<file path=Object 22/content.xml><?xml version="1.0" encoding="utf-8"?>
<math xmlns="http://www.w3.org/1998/Math/MathML" display="block">
  <semantics>
    <mrow>
      <mi mathvariant="italic">var</mi>
      <mrow>
        <mrow>
          <mo fence="true" stretchy="false">(</mo>
          <mrow>
            <msub>
              <mi>a</mi>
              <mn>2</mn>
            </msub>
          </mrow>
          <mo fence="true" stretchy="false">)</mo>
        </mrow>
        <mo stretchy="false">=</mo>
        <mi>G</mi>
      </mrow>
    </mrow>
    <annotation encoding="StarMath 5.0">var( a_{ 2 } ) = G</annotation>
  </semantics>
</math>
</file>

<file path=Object 23/content.xml><?xml version="1.0" encoding="utf-8"?>
<math xmlns="http://www.w3.org/1998/Math/MathML" display="block">
  <semantics>
    <mrow>
      <mi mathvariant="italic">var</mi>
      <mrow>
        <mrow>
          <mo fence="true" stretchy="false">(</mo>
          <mrow>
            <mi>ε</mi>
          </mrow>
          <mo fence="true" stretchy="false">)</mo>
        </mrow>
        <mo stretchy="false">=</mo>
        <mrow>
          <msub>
            <mi>A</mi>
            <mn>11</mn>
          </msub>
          <mo stretchy="false">−</mo>
          <mrow>
            <msub>
              <mi>A</mi>
              <mn>12</mn>
            </msub>
            <mo stretchy="false">∗</mo>
            <msubsup>
              <mi>A</mi>
              <mn>22</mn>
              <mrow>
                <mo stretchy="false">−</mo>
                <mn>1</mn>
              </mrow>
            </msubsup>
            <mo stretchy="false">∗</mo>
            <msub>
              <mi>A</mi>
              <mn>21</mn>
            </msub>
          </mrow>
        </mrow>
      </mrow>
    </mrow>
    <annotation encoding="StarMath 5.0">var( ε ) = A_{ 11 } - A_{ 12 } * A_{ 22 }^{ -1 } * A_{ 21 }</annotation>
  </semantics>
</math>
</file>

<file path=Object 24/content.xml><?xml version="1.0" encoding="utf-8"?>
<math xmlns="http://www.w3.org/1998/Math/MathML" display="block">
  <semantics>
    <mrow>
      <mi mathvariant="italic">var</mi>
      <mrow>
        <mrow>
          <mo fence="true" stretchy="false">(</mo>
          <mrow>
            <msub>
              <mi>a</mi>
              <mn>1</mn>
            </msub>
          </mrow>
          <mo fence="true" stretchy="false">)</mo>
        </mrow>
        <mo stretchy="false">=</mo>
        <mrow>
          <msub>
            <mi>A</mi>
            <mn>12</mn>
          </msub>
          <mo stretchy="false">∗</mo>
          <msubsup>
            <mi>A</mi>
            <mn>22</mn>
            <mrow>
              <mo stretchy="false">−</mo>
              <mn>1</mn>
            </mrow>
          </msubsup>
          <mo stretchy="false">∗</mo>
          <mi mathvariant="italic">var</mi>
        </mrow>
      </mrow>
      <mrow>
        <mrow>
          <mo fence="true" stretchy="false">(</mo>
          <mrow>
            <msub>
              <mi>a</mi>
              <mn>2</mn>
            </msub>
          </mrow>
          <mo fence="true" stretchy="false">)</mo>
        </mrow>
        <mo stretchy="false">∗</mo>
        <msubsup>
          <mi>A</mi>
          <mn>22</mn>
          <mrow>
            <mo stretchy="false">−</mo>
            <mn>1</mn>
          </mrow>
        </msubsup>
        <mo stretchy="false">∗</mo>
        <mi>A</mi>
      </mrow>
      <mrow>
        <msub>
          <mi>'</mi>
          <mn>12</mn>
        </msub>
        <mo stretchy="false">+</mo>
        <mi mathvariant="italic">var</mi>
      </mrow>
      <mrow>
        <mo fence="true" stretchy="false">(</mo>
        <mrow>
          <mi>ε</mi>
        </mrow>
        <mo fence="true" stretchy="false">)</mo>
      </mrow>
    </mrow>
    <annotation encoding="StarMath 5.0">var( a_1 ) = A_{ 12 } * A_{ 22 }^{ -1 } * var( a_{ 2 }) * A_{ 22 }^{ -1 } * A'_{ 12 } + var( ε )</annotation>
  </semantics>
</math>
</file>

<file path=Object 26/content.xml><?xml version="1.0" encoding="utf-8"?>
<math xmlns="http://www.w3.org/1998/Math/MathML" display="block">
  <semantics>
    <mrow>
      <mrow>
        <msub>
          <mi>b</mi>
          <mrow>
            <msub>
              <mi>a</mi>
              <mn>1</mn>
            </msub>
            <mi>,</mi>
            <msub>
              <mi>a</mi>
              <mn>2</mn>
            </msub>
          </mrow>
        </msub>
        <mo stretchy="false">=</mo>
        <mfrac>
          <mrow>
            <mi mathvariant="italic">cov</mi>
            <mrow>
              <mo fence="true" stretchy="false">(</mo>
              <mrow>
                <mrow>
                  <msub>
                    <mi>a</mi>
                    <mn>1</mn>
                  </msub>
                  <mi>,</mi>
                  <msub>
                    <mi>a</mi>
                    <mn>2</mn>
                  </msub>
                </mrow>
              </mrow>
              <mo fence="true" stretchy="false">)</mo>
            </mrow>
          </mrow>
          <mrow>
            <mi mathvariant="italic">var</mi>
            <mrow>
              <mo fence="true" stretchy="false">(</mo>
              <mrow>
                <msub>
                  <mi>a</mi>
                  <mn>2</mn>
                </msub>
              </mrow>
              <mo fence="true" stretchy="false">)</mo>
            </mrow>
          </mrow>
        </mfrac>
        <mo stretchy="false">≈</mo>
        <mi mathvariant="italic">cov</mi>
      </mrow>
      <mrow>
        <mrow>
          <mo fence="true" stretchy="false">(</mo>
          <mrow>
            <mrow>
              <msub>
                <mi>a</mi>
                <mn>1</mn>
              </msub>
              <mi>,</mi>
              <msub>
                <mi>a</mi>
                <mn>2</mn>
              </msub>
            </mrow>
          </mrow>
          <mo fence="true" stretchy="false">)</mo>
        </mrow>
        <mo stretchy="false">∗</mo>
        <mrow>
          <mo fence="true" stretchy="false">[</mo>
          <mrow>
            <mrow>
              <mi mathvariant="italic">var</mi>
              <msup>
                <mrow>
                  <mo fence="true" stretchy="false">(</mo>
                  <mrow>
                    <msub>
                      <mi>a</mi>
                      <mn>2</mn>
                    </msub>
                  </mrow>
                  <mo fence="true" stretchy="false">)</mo>
                </mrow>
                <mrow>
                  <mo stretchy="false">−</mo>
                  <mn>1</mn>
                </mrow>
              </msup>
            </mrow>
          </mrow>
          <mo fence="true" stretchy="false">]</mo>
        </mrow>
      </mrow>
    </mrow>
    <annotation encoding="StarMath 5.0">b_{ a_{ 1 },a_{ 2 } } = { cov(a_{ 1 } , a_{ 2 }) } over { var(a_{ 2 }) } approx cov(a_{ 1 } , a_{ 2 }) * [ var(a_{ 2 })^{ -1 } ]</annotation>
  </semantics>
</math>
</file>

<file path=Object 27/content.xml><?xml version="1.0" encoding="utf-8"?>
<math xmlns="http://www.w3.org/1998/Math/MathML" display="block">
  <semantics>
    <mrow>
      <mrow>
        <msub>
          <mi>a</mi>
          <mn>1</mn>
        </msub>
        <mo stretchy="false">=</mo>
        <mi mathvariant="italic">cov</mi>
      </mrow>
      <mrow>
        <mrow>
          <mrow>
            <mo fence="true" stretchy="false">(</mo>
            <mrow>
              <mrow>
                <msub>
                  <mi>a</mi>
                  <mn>1</mn>
                </msub>
                <mi>,</mi>
                <msub>
                  <mi>a</mi>
                  <mn>2</mn>
                </msub>
              </mrow>
            </mrow>
            <mo fence="true" stretchy="false">)</mo>
          </mrow>
          <mo stretchy="false">∗</mo>
          <msup>
            <mrow>
              <mo fence="true" stretchy="false">[</mo>
              <mrow>
                <mrow>
                  <mi mathvariant="italic">var</mi>
                  <mrow>
                    <mo fence="true" stretchy="false">(</mo>
                    <mrow>
                      <msub>
                        <mi>a</mi>
                        <mn>2</mn>
                      </msub>
                    </mrow>
                    <mo fence="true" stretchy="false">)</mo>
                  </mrow>
                </mrow>
              </mrow>
              <mo fence="true" stretchy="false">]</mo>
            </mrow>
            <mrow>
              <mo stretchy="false">−</mo>
              <mn>1</mn>
            </mrow>
          </msup>
          <mo stretchy="false">∗</mo>
          <msub>
            <mi>a</mi>
            <mn>2</mn>
          </msub>
        </mrow>
        <mo stretchy="false">+</mo>
        <mi>ε</mi>
      </mrow>
    </mrow>
    <annotation encoding="StarMath 5.0">a_1 = cov( a_{1}, a_{2} ) * [ var( a_2 ) ]^-1 * a_2 + ε</annotation>
  </semantics>
</math>
</file>

<file path=Object 28/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row>
        <msub>
          <mi>'</mi>
          <mn>12</mn>
        </msub>
        <mo stretchy="false">−</mo>
        <mrow>
          <msub>
            <mi>A</mi>
            <mn>12</mn>
          </msub>
          <mo stretchy="false">∗</mo>
          <msubsup>
            <mi>A</mi>
            <mn>22</mn>
            <mrow>
              <mo stretchy="false">−</mo>
              <mn>1</mn>
            </mrow>
          </msubsup>
          <mo stretchy="false">∗</mo>
          <msub>
            <mi>A</mi>
            <mn>21</mn>
          </msub>
        </mrow>
      </mrow>
    </mrow>
    <annotation encoding="StarMath 5.0">var( a_1 ) = A_{ 11 } + A_{ 12 } * A_{ 22 }^{ -1 } * G * A_{ 22 }^{ -1 } * A'_{ 12 } -  A_{ 12 } * A_{ 22 }^{ -1 } * A_{ 21 }</annotation>
  </semantics>
</math>
</file>

<file path=Object 29/content.xml><?xml version="1.0" encoding="utf-8"?>
<math xmlns="http://www.w3.org/1998/Math/MathML" display="block">
  <semantics>
    <mi>I</mi>
    <annotation encoding="StarMath 5.0">I</annotation>
  </semantics>
</math>
</file>

<file path=Object 3/content.xml><?xml version="1.0" encoding="utf-8"?>
<math xmlns="http://www.w3.org/1998/Math/MathML" display="block">
  <semantics>
    <msub>
      <mi>a</mi>
      <mn>1</mn>
    </msub>
    <annotation encoding="StarMath 5.0">a_1</annotation>
  </semantics>
</math>
</file>

<file path=Object 30/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row>
        <msub>
          <mi>'</mi>
          <mn>12</mn>
        </msub>
        <mo stretchy="false">−</mo>
        <mrow>
          <msub>
            <mi>A</mi>
            <mn>12</mn>
          </msub>
          <mo stretchy="false">∗</mo>
          <msubsup>
            <mi>A</mi>
            <mn>22</mn>
            <mrow>
              <mo stretchy="false">−</mo>
              <mn>1</mn>
            </mrow>
          </msubsup>
          <mo stretchy="false">∗</mo>
          <mi>I</mi>
          <mo stretchy="false">∗</mo>
          <msub>
            <mi>A</mi>
            <mn>21</mn>
          </msub>
        </mrow>
      </mrow>
    </mrow>
    <annotation encoding="StarMath 5.0">var( a_1 ) = A_{ 11 } + A_{ 12 } * A_{ 22 }^{ -1 } * G * A_{ 22 }^{ -1 } * A'_{ 12 } -  A_{ 12 } * A_{ 22 }^{ -1 }* I * A_{ 21 }</annotation>
  </semantics>
</math>
</file>

<file path=Object 31/content.xml><?xml version="1.0" encoding="utf-8"?>
<math xmlns="http://www.w3.org/1998/Math/MathML" display="block">
  <semantics>
    <mrow>
      <mi>I</mi>
      <mo stretchy="false">=</mo>
      <mrow>
        <msub>
          <mi>A</mi>
          <mn>22</mn>
        </msub>
        <mo stretchy="false">∗</mo>
        <msubsup>
          <mi>A</mi>
          <mn>22</mn>
          <mrow>
            <mo stretchy="false">−</mo>
            <mn>1</mn>
          </mrow>
        </msubsup>
      </mrow>
    </mrow>
    <annotation encoding="StarMath 5.0">I = A_{ 22 } * A_{ 22 }^{ -1 }</annotation>
  </semantics>
</math>
</file>

<file path=Object 32/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o stretchy="false">∗</mo>
            <msubsup>
              <mi>A</mi>
              <mn>22</mn>
              <mrow>
                <mo stretchy="false">−</mo>
                <mn>1</mn>
              </mrow>
            </msubsup>
            <mo stretchy="false">∗</mo>
            <mi>A</mi>
          </mrow>
        </mrow>
      </mrow>
      <mrow>
        <msub>
          <mi>'</mi>
          <mn>12</mn>
        </msub>
        <mo stretchy="false">−</mo>
        <mrow>
          <msub>
            <mi>A</mi>
            <mn>12</mn>
          </msub>
          <mo stretchy="false">∗</mo>
          <msubsup>
            <mi>A</mi>
            <mn>22</mn>
            <mrow>
              <mo stretchy="false">−</mo>
              <mn>1</mn>
            </mrow>
          </msubsup>
          <mo stretchy="false">∗</mo>
          <msub>
            <mi>A</mi>
            <mn>22</mn>
          </msub>
          <mo stretchy="false">∗</mo>
          <msubsup>
            <mi>A</mi>
            <mn>22</mn>
            <mrow>
              <mo stretchy="false">−</mo>
              <mn>1</mn>
            </mrow>
          </msubsup>
          <mo stretchy="false">∗</mo>
          <msub>
            <mi>A</mi>
            <mn>21</mn>
          </msub>
        </mrow>
      </mrow>
    </mrow>
    <annotation encoding="StarMath 5.0">var( a_1 ) = A_{ 11 } + A_{ 12 } * A_{ 22 }^{ -1 } * G * A_{ 22 }^{ -1 } * A'_{ 12 } -  A_{ 12 } * A_{ 22 }^{ -1 }* A_{ 22 } * A_{ 22 }^{ -1 } * A_{ 21 }</annotation>
  </semantics>
</math>
</file>

<file path=Object 33/content.xml><?xml version="1.0" encoding="utf-8"?>
<math xmlns="http://www.w3.org/1998/Math/MathML" display="block">
  <semantics>
    <mrow>
      <mi mathvariant="italic">var</mi>
      <mrow>
        <mo fence="true" stretchy="false">(</mo>
        <mrow>
          <msub>
            <mi>a</mi>
            <mn>1</mn>
          </msub>
        </mrow>
        <mo fence="true" stretchy="false">)</mo>
      </mrow>
    </mrow>
    <annotation encoding="StarMath 5.0">var( a_{ 1 } )</annotation>
  </semantics>
</math>
</file>

<file path=Object 34/content.xml><?xml version="1.0" encoding="utf-8"?>
<math xmlns="http://www.w3.org/1998/Math/MathML" display="block">
  <semantics>
    <mrow>
      <mi mathvariant="italic">var</mi>
      <mrow>
        <mrow>
          <mo fence="true" stretchy="false">(</mo>
          <mrow>
            <msub>
              <mi>a</mi>
              <mn>1</mn>
            </msub>
          </mrow>
          <mo fence="true" stretchy="false">)</mo>
        </mrow>
        <mo stretchy="false">=</mo>
        <mrow>
          <msub>
            <mi>A</mi>
            <mn>11</mn>
          </msub>
          <mo stretchy="false">+</mo>
          <mrow>
            <msub>
              <mi>A</mi>
              <mn>12</mn>
            </msub>
            <mo stretchy="false">∗</mo>
            <msubsup>
              <mi>A</mi>
              <mn>22</mn>
              <mrow>
                <mo stretchy="false">−</mo>
                <mn>1</mn>
              </mrow>
            </msubsup>
            <mo stretchy="false">∗</mo>
            <mi>G</mi>
          </mrow>
          <mo stretchy="false">−</mo>
          <mrow>
            <msub>
              <mi>A</mi>
              <mn>22</mn>
            </msub>
            <mo stretchy="false">∗</mo>
            <msubsup>
              <mi>A</mi>
              <mn>22</mn>
              <mrow>
                <mo stretchy="false">−</mo>
                <mn>1</mn>
              </mrow>
            </msubsup>
            <mo stretchy="false">∗</mo>
            <msub>
              <mi>A</mi>
              <mn>21</mn>
            </msub>
          </mrow>
        </mrow>
      </mrow>
    </mrow>
    <annotation encoding="StarMath 5.0">var( a_1 ) = A_{ 11 } + A_{ 12 } * A_{ 22 }^{ -1 } * G - A_{ 22 } * A_{ 22 }^{ -1 } * A_{ 21 }</annotation>
  </semantics>
</math>
</file>

<file path=Object 35/content.xml><?xml version="1.0" encoding="utf-8"?>
<math xmlns="http://www.w3.org/1998/Math/MathML" display="block">
  <semantics>
    <mrow>
      <mi mathvariant="italic">cov</mi>
      <mrow>
        <mo fence="true" stretchy="false">(</mo>
        <mrow>
          <mrow>
            <msub>
              <mi>a</mi>
              <mn>1</mn>
            </msub>
            <mi>,</mi>
            <msub>
              <mi>a</mi>
              <mn>2</mn>
            </msub>
          </mrow>
        </mrow>
        <mo fence="true" stretchy="false">)</mo>
      </mrow>
    </mrow>
    <annotation encoding="StarMath 5.0">cov( a_{ 1 } , a_{ 2 } )</annotation>
  </semantics>
</math>
</file>

<file path=Object 36/content.xml><?xml version="1.0" encoding="utf-8"?>
<math xmlns="http://www.w3.org/1998/Math/MathML" display="block">
  <semantics>
    <mrow>
      <mi mathvariant="italic">cov</mi>
      <mrow>
        <mrow>
          <mo fence="true" stretchy="false">(</mo>
          <mrow>
            <mrow>
              <msub>
                <mi>a</mi>
                <mn>1</mn>
              </msub>
              <mi>,</mi>
              <msub>
                <mi>a</mi>
                <mn>2</mn>
              </msub>
            </mrow>
          </mrow>
          <mo fence="true" stretchy="false">)</mo>
        </mrow>
        <mo stretchy="false">=</mo>
        <mi mathvariant="italic">cov</mi>
      </mrow>
      <mrow>
        <mo fence="true" stretchy="false">(</mo>
        <mrow>
          <mrow>
            <mrow>
              <mrow>
                <msub>
                  <mi>A</mi>
                  <mn>12</mn>
                </msub>
                <mo stretchy="false">∗</mo>
                <msubsup>
                  <mi>A</mi>
                  <mn>22</mn>
                  <mrow>
                    <mo stretchy="false">−</mo>
                    <mn>1</mn>
                  </mrow>
                </msubsup>
                <mo stretchy="false">∗</mo>
                <msub>
                  <mi>a</mi>
                  <mn>2</mn>
                </msub>
              </mrow>
              <mo stretchy="false">+</mo>
              <mi>ε</mi>
            </mrow>
            <mi>,</mi>
            <msub>
              <mi>a</mi>
              <mn>2</mn>
            </msub>
          </mrow>
        </mrow>
        <mo fence="true" stretchy="false">)</mo>
      </mrow>
    </mrow>
    <annotation encoding="StarMath 5.0">cov( a_{ 1 } , a_{ 2 } ) = cov( A_{ 12 } * A_{ 22 }^{ -1 } * a_{ 2 } + ε , a_{ 2 } )</annotation>
  </semantics>
</math>
</file>

<file path=Object 37/content.xml><?xml version="1.0" encoding="utf-8"?>
<math xmlns="http://www.w3.org/1998/Math/MathML" display="block">
  <semantics>
    <mrow>
      <mi mathvariant="italic">cov</mi>
      <mrow>
        <mrow>
          <mo fence="true" stretchy="false">(</mo>
          <mrow>
            <mrow>
              <msub>
                <mi>a</mi>
                <mn>1</mn>
              </msub>
              <mi>,</mi>
              <msub>
                <mi>a</mi>
                <mn>2</mn>
              </msub>
            </mrow>
          </mrow>
          <mo fence="true" stretchy="false">)</mo>
        </mrow>
        <mo stretchy="false">=</mo>
        <mrow>
          <msub>
            <mi>A</mi>
            <mn>12</mn>
          </msub>
          <mo stretchy="false">∗</mo>
          <msubsup>
            <mi>A</mi>
            <mn>22</mn>
            <mrow>
              <mi>⁻</mi>
              <mn>1</mn>
            </mrow>
          </msubsup>
          <mo stretchy="false">∗</mo>
          <mi mathvariant="italic">var</mi>
        </mrow>
      </mrow>
      <mrow>
        <mo fence="true" stretchy="false">(</mo>
        <mrow>
          <msub>
            <mi>a</mi>
            <mn>2</mn>
          </msub>
        </mrow>
        <mo fence="true" stretchy="false">)</mo>
      </mrow>
    </mrow>
    <annotation encoding="StarMath 5.0">cov( a_{ 1 }, a_{ 2 } ) = A_{ 12 } * A_{ 22 }^{ ⁻1 } * var( a_{ 2 } )</annotation>
  </semantics>
</math>
</file>

<file path=Object 38/content.xml><?xml version="1.0" encoding="utf-8"?>
<math xmlns="http://www.w3.org/1998/Math/MathML" display="block">
  <semantics>
    <mrow>
      <mi mathvariant="italic">var</mi>
      <mrow>
        <mrow>
          <mo fence="true" stretchy="false">(</mo>
          <mrow>
            <msub>
              <mi>a</mi>
              <mn>2</mn>
            </msub>
          </mrow>
          <mo fence="true" stretchy="false">)</mo>
        </mrow>
        <mo stretchy="false">=</mo>
        <mi>G</mi>
      </mrow>
    </mrow>
    <annotation encoding="StarMath 5.0">var( a_{ 2 } ) = G</annotation>
  </semantics>
</math>
</file>

<file path=Object 39/content.xml><?xml version="1.0" encoding="utf-8"?>
<math xmlns="http://www.w3.org/1998/Math/MathML" display="block">
  <semantics>
    <mrow>
      <mi mathvariant="italic">cov</mi>
      <mrow>
        <mrow>
          <mo fence="true" stretchy="false">(</mo>
          <mrow>
            <mrow>
              <msub>
                <mi>a</mi>
                <mn>1</mn>
              </msub>
              <mi>,</mi>
              <msub>
                <mi>a</mi>
                <mn>2</mn>
              </msub>
            </mrow>
          </mrow>
          <mo fence="true" stretchy="false">)</mo>
        </mrow>
        <mo stretchy="false">=</mo>
        <mrow>
          <msub>
            <mi>A</mi>
            <mn>12</mn>
          </msub>
          <mo stretchy="false">∗</mo>
          <msubsup>
            <mi>A</mi>
            <mn>22</mn>
            <mrow>
              <mi>⁻</mi>
              <mn>1</mn>
            </mrow>
          </msubsup>
          <mo stretchy="false">∗</mo>
          <mi>G</mi>
        </mrow>
      </mrow>
    </mrow>
    <annotation encoding="StarMath 5.0">cov( a_{ 1 }, a_{ 2 } ) = A_{ 12 } * A_{ 22 }^{ ⁻1 } * G</annotation>
  </semantics>
</math>
</file>

<file path=Object 4/content.xml><?xml version="1.0" encoding="utf-8"?>
<math xmlns="http://www.w3.org/1998/Math/MathML" display="block">
  <semantics>
    <msub>
      <mi>a</mi>
      <mn>2</mn>
    </msub>
    <annotation encoding="StarMath 5.0">a_2</annotation>
  </semantics>
</math>
</file>

<file path=Object 40/content.xml><?xml version="1.0" encoding="utf-8"?>
<math xmlns="http://www.w3.org/1998/Math/MathML" display="block">
  <semantics>
    <mrow>
      <mi>H</mi>
      <mo stretchy="false">=</mo>
      <mrow>
        <mo fence="true" stretchy="true">[</mo>
        <mrow>
          <mtable>
            <mtr>
              <mtd>
                <mrow>
                  <mi mathvariant="italic">var</mi>
                  <mrow>
                    <mo fence="true" stretchy="false">(</mo>
                    <mrow>
                      <msub>
                        <mi>a</mi>
                        <mn>1</mn>
                      </msub>
                    </mrow>
                    <mo fence="true" stretchy="false">)</mo>
                  </mrow>
                </mrow>
              </mtd>
              <mtd>
                <mrow>
                  <mi mathvariant="italic">cov</mi>
                  <mrow>
                    <mo fence="true" stretchy="false">(</mo>
                    <mrow>
                      <mrow>
                        <msub>
                          <mi>a</mi>
                          <mn>1</mn>
                        </msub>
                        <mi>,</mi>
                        <msub>
                          <mi>a</mi>
                          <mn>2</mn>
                        </msub>
                      </mrow>
                    </mrow>
                    <mo fence="true" stretchy="false">)</mo>
                  </mrow>
                </mrow>
              </mtd>
            </mtr>
            <mtr>
              <mtd>
                <mrow>
                  <mi mathvariant="italic">cov</mi>
                  <mrow>
                    <mo fence="true" stretchy="false">(</mo>
                    <mrow>
                      <mrow>
                        <msub>
                          <mi>a</mi>
                          <mn>2</mn>
                        </msub>
                        <mi>,</mi>
                        <msub>
                          <mi>a</mi>
                          <mn>1</mn>
                        </msub>
                      </mrow>
                    </mrow>
                    <mo fence="true" stretchy="false">)</mo>
                  </mrow>
                </mrow>
              </mtd>
              <mtd>
                <mrow>
                  <mi mathvariant="italic">var</mi>
                  <mrow>
                    <mo fence="true" stretchy="false">(</mo>
                    <mrow>
                      <msub>
                        <mi>a</mi>
                        <mn>2</mn>
                      </msub>
                    </mrow>
                    <mo fence="true" stretchy="false">)</mo>
                  </mrow>
                </mrow>
              </mtd>
            </mtr>
          </mtable>
        </mrow>
        <mo fence="true" stretchy="true">]</mo>
      </mrow>
    </mrow>
    <annotation encoding="StarMath 5.0">H = left [ matrix{var( a_1 ) # cov( a_{ 1 }, a_{ 2 } ) ## cov( a_{ 2 }, a_{ 1 } ) # var( a_2 )}  right ] </annotation>
  </semantics>
</math>
</file>

<file path=Object 41/content.xml><?xml version="1.0" encoding="utf-8"?>
<math xmlns="http://www.w3.org/1998/Math/MathML" display="block">
  <semantics>
    <mrow>
      <mi>H</mi>
      <mo stretchy="false">=</mo>
      <mrow>
        <mo fence="true" stretchy="true">[</mo>
        <mrow>
          <mtable>
            <mtr>
              <mtd>
                <mrow>
                  <msub>
                    <mi>A</mi>
                    <mn>11</mn>
                  </msub>
                  <mo stretchy="false">+</mo>
                  <mrow>
                    <msub>
                      <mi>A</mi>
                      <mn>12</mn>
                    </msub>
                    <mo stretchy="false">∗</mo>
                    <msubsup>
                      <mi>A</mi>
                      <mn>22</mn>
                      <mrow>
                        <mo stretchy="false">−</mo>
                        <mn>1</mn>
                      </mrow>
                    </msubsup>
                    <mo stretchy="false">∗</mo>
                    <mi>G</mi>
                  </mrow>
                  <mo stretchy="false">−</mo>
                  <mrow>
                    <msub>
                      <mi>A</mi>
                      <mn>22</mn>
                    </msub>
                    <mo stretchy="false">∗</mo>
                    <msubsup>
                      <mi>A</mi>
                      <mn>22</mn>
                      <mrow>
                        <mo stretchy="false">−</mo>
                        <mn>1</mn>
                      </mrow>
                    </msubsup>
                    <mo stretchy="false">∗</mo>
                    <msub>
                      <mi>A</mi>
                      <mn>21</mn>
                    </msub>
                  </mrow>
                </mrow>
              </mtd>
              <mtd>
                <mrow>
                  <msub>
                    <mi>A</mi>
                    <mn>12</mn>
                  </msub>
                  <mo stretchy="false">∗</mo>
                  <msubsup>
                    <mi>A</mi>
                    <mn>22</mn>
                    <mrow>
                      <mi>⁻</mi>
                      <mn>1</mn>
                    </mrow>
                  </msubsup>
                  <mo stretchy="false">∗</mo>
                  <mi>G</mi>
                </mrow>
              </mtd>
            </mtr>
            <mtr>
              <mtd>
                <mrow>
                  <mrow>
                    <mi>G</mi>
                    <mo stretchy="false">∗</mo>
                    <msubsup>
                      <mi>A</mi>
                      <mn>22</mn>
                      <mrow>
                        <mi>⁻</mi>
                        <mn>1</mn>
                      </mrow>
                    </msubsup>
                    <mo stretchy="false">∗</mo>
                    <mi>A</mi>
                  </mrow>
                  <msub>
                    <mi>'</mi>
                    <mn>12</mn>
                  </msub>
                </mrow>
              </mtd>
              <mtd>
                <mi>G</mi>
              </mtd>
            </mtr>
          </mtable>
        </mrow>
        <mo fence="true" stretchy="true">]</mo>
      </mrow>
    </mrow>
    <annotation encoding="StarMath 5.0">H = left [ matrix{A_{ 11 } + A_{ 12 } * A_{ 22 }^{ -1 } * G - A_{ 22 } * A_{ 22 }^{ -1 } * A_{ 21 } # A_{ 12 } * A_{ 22 }^{ ⁻1 } * G ## G * A_{ 22 }^{ ⁻1 } * A'_{ 12 } # G}  right ] </annotation>
  </semantics>
</math>
</file>

<file path=Object 42/content.xml><?xml version="1.0" encoding="utf-8"?>
<math xmlns="http://www.w3.org/1998/Math/MathML" display="block">
  <semantics>
    <mrow>
      <mrow>
        <mo fence="true" stretchy="true">[</mo>
        <mrow>
          <mtable>
            <mtr>
              <mtd>
                <mrow>
                  <mi>X</mi>
                  <mi>'</mi>
                  <mi>X</mi>
                </mrow>
              </mtd>
              <mtd>
                <mrow>
                  <mi>X</mi>
                  <mi>'</mi>
                  <mi>W</mi>
                </mrow>
              </mtd>
            </mtr>
            <mtr>
              <mtd>
                <mrow>
                  <mi>W</mi>
                  <mi>'</mi>
                  <mi>X</mi>
                </mrow>
              </mtd>
              <mtd>
                <mrow>
                  <mi>W</mi>
                  <mi>'</mi>
                  <mrow>
                    <mi>W</mi>
                    <mo stretchy="false">+</mo>
                    <mrow>
                      <msup>
                        <mi>H</mi>
                        <mrow>
                          <mo stretchy="false">−</mo>
                          <mn>1</mn>
                        </mrow>
                      </msup>
                      <mo stretchy="false">∗</mo>
                      <mfrac>
                        <msubsup>
                          <mi>σ</mi>
                          <mi>e</mi>
                          <mn>2</mn>
                        </msubsup>
                        <msubsup>
                          <mi>σ</mi>
                          <mi>a</mi>
                          <mn>2</mn>
                        </msubsup>
                      </mfrac>
                    </mrow>
                  </mrow>
                </mrow>
              </mtd>
            </mtr>
          </mtable>
        </mrow>
        <mo fence="true" stretchy="true">]</mo>
      </mrow>
      <mrow>
        <mrow>
          <mo fence="true" stretchy="true">[</mo>
          <mrow>
            <mtable>
              <mtr>
                <mtd>
                  <mover accent="true">
                    <mi>b</mi>
                    <mo stretchy="false">^</mo>
                  </mover>
                </mtd>
              </mtr>
              <mtr>
                <mtd>
                  <mover accent="true">
                    <mi>a</mi>
                    <mo stretchy="false">^</mo>
                  </mover>
                </mtd>
              </mtr>
            </mtable>
          </mrow>
          <mo fence="true" stretchy="true">]</mo>
        </mrow>
        <mo stretchy="false">=</mo>
        <mrow>
          <mo fence="true" stretchy="true">[</mo>
          <mrow>
            <mtable>
              <mtr>
                <mtd>
                  <mrow>
                    <mi>X</mi>
                    <mi>'</mi>
                    <mi>y</mi>
                  </mrow>
                </mtd>
              </mtr>
              <mtr>
                <mtd>
                  <mrow>
                    <mi>W</mi>
                    <mi>'</mi>
                    <mi>y</mi>
                  </mrow>
                </mtd>
              </mtr>
            </mtable>
          </mrow>
          <mo fence="true" stretchy="true">]</mo>
        </mrow>
      </mrow>
    </mrow>
    <annotation encoding="StarMath 5.0">left [ matrix{X'X # X'W ## W'X # W'W + H^{ -1 } * { {σ^{ 2 }_{ e } } over { σ^{ 2 }_{ a } } } }  right ] left [ binom{ hat b }{ hat a } right ] = left [ binom{ X'y }{ W'y } right ] </annotation>
  </semantics>
</math>
</file>

<file path=Object 43/content.xml><?xml version="1.0" encoding="utf-8"?>
<math xmlns="http://www.w3.org/1998/Math/MathML" display="block">
  <semantics>
    <msup>
      <mi>H</mi>
      <mrow>
        <mo stretchy="false">−</mo>
        <mn>1</mn>
      </mrow>
    </msup>
    <annotation encoding="StarMath 5.0">H^{ -1 }</annotation>
  </semantics>
</math>
</file>

<file path=Object 5/content.xml><?xml version="1.0" encoding="utf-8"?>
<math xmlns="http://www.w3.org/1998/Math/MathML" display="block">
  <semantics>
    <mi>a</mi>
    <annotation encoding="StarMath 5.0">a</annotation>
  </semantics>
</math>
</file>

<file path=Object 6/content.xml><?xml version="1.0" encoding="utf-8"?>
<math xmlns="http://www.w3.org/1998/Math/MathML" display="block">
  <semantics>
    <msub>
      <mi>a</mi>
      <mn>1</mn>
    </msub>
    <annotation encoding="StarMath 5.0">a_1</annotation>
  </semantics>
</math>
</file>

<file path=Object 7/content.xml><?xml version="1.0" encoding="utf-8"?>
<math xmlns="http://www.w3.org/1998/Math/MathML" display="block">
  <semantics>
    <msub>
      <mi>a</mi>
      <mn>2</mn>
    </msub>
    <annotation encoding="StarMath 5.0">a_2</annotation>
  </semantics>
</math>
</file>

<file path=Object 8/content.xml><?xml version="1.0" encoding="utf-8"?>
<math xmlns="http://www.w3.org/1998/Math/MathML" display="block">
  <semantics>
    <msub>
      <mi>a</mi>
      <mn>1</mn>
    </msub>
    <annotation encoding="StarMath 5.0">a_1</annotation>
  </semantics>
</math>
</file>

<file path=Object 9/content.xml><?xml version="1.0" encoding="utf-8"?>
<math xmlns="http://www.w3.org/1998/Math/MathML" display="block">
  <semantics>
    <msub>
      <mi>a</mi>
      <mn>2</mn>
    </msub>
    <annotation encoding="StarMath 5.0">a_2</annotation>
  </semantics>
</math>
</file>